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851*"/>
    </style:style>
    <style:style style:name="Table4.B" style:family="table-column">
      <style:table-column-properties style:column-width="1cm" style:rel-column-width="567*"/>
    </style:style>
    <style:style style:name="Table4.D" style:family="table-column">
      <style:table-column-properties style:column-width="2.6cm" style:rel-column-width="1474*"/>
    </style:style>
    <style:style style:name="Table4.E" style:family="table-column">
      <style:table-column-properties style:column-width="1.799cm" style:rel-column-width="1020*"/>
    </style:style>
    <style:style style:name="Table4.H" style:family="table-column">
      <style:table-column-properties style:column-width="1.499cm" style:rel-column-width="850*"/>
    </style:style>
    <style:style style:name="Table4.J" style:family="table-column">
      <style:table-column-properties style:column-width="1.7cm" style:rel-column-width="964*"/>
    </style:style>
    <style:style style:name="Table4.K" style:family="table-column">
      <style:table-column-properties style:column-width="1.6cm" style:rel-column-width="907*"/>
    </style:style>
    <style:style style:name="Table4.L" style:family="table-column">
      <style:table-column-properties style:column-width="1.3cm" style:rel-column-width="73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3" style:family="paragraph" style:parent-style-name="Table_20_Contents">
      <style:text-properties fo:font-size="10pt" officeooo:rsid="002a1904" officeooo:paragraph-rsid="002a1904" style:font-size-asian="10pt" style:font-size-complex="10pt"/>
    </style:style>
    <style:style style:name="P14" style:family="paragraph" style:parent-style-name="Table_20_Contents">
      <style:text-properties fo:font-size="10pt" officeooo:rsid="001aebbb" officeooo:paragraph-rsid="002a1904" style:font-size-asian="10pt" style:font-size-complex="10pt"/>
    </style:style>
    <style:style style:name="P15" style:family="paragraph" style:parent-style-name="Table_20_Contents">
      <style:text-properties fo:font-size="10pt" officeooo:paragraph-rsid="002a1904" style:font-size-asian="10pt" style:font-size-complex="10pt"/>
    </style:style>
    <style:style style:name="P16" style:family="paragraph" style:parent-style-name="Table_20_Contents">
      <style:text-properties fo:font-size="10pt" officeooo:rsid="00293f10" officeooo:paragraph-rsid="002a1904" style:font-size-asian="10pt" style:font-size-complex="10pt"/>
    </style:style>
    <style:style style:name="P17"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1" style:family="paragraph" style:parent-style-name="Text_20_body">
      <style:text-properties fo:font-style="italic" officeooo:rsid="0013c32e" officeooo:paragraph-rsid="0013c32e" style:font-style-asian="italic" style:font-style-complex="italic"/>
    </style:style>
    <style:style style:name="P22" style:family="paragraph" style:parent-style-name="Text_20_body">
      <style:text-properties officeooo:rsid="00159208" officeooo:paragraph-rsid="00159208"/>
    </style:style>
    <style:style style:name="P23"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24"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25"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Text_20_body">
      <style:text-properties officeooo:paragraph-rsid="001aebbb"/>
    </style:style>
    <style:style style:name="P30" style:family="paragraph" style:parent-style-name="Table_20_Contents">
      <style:text-properties officeooo:rsid="001aebbb" officeooo:paragraph-rsid="001aebbb"/>
    </style:style>
    <style:style style:name="P31" style:family="paragraph" style:parent-style-name="Text_20_body">
      <style:text-properties officeooo:rsid="001aebbb" officeooo:paragraph-rsid="001aebbb"/>
    </style:style>
    <style:style style:name="P32" style:family="paragraph" style:parent-style-name="Text_20_body">
      <style:paragraph-properties fo:margin-left="1.251cm" fo:margin-right="0cm" fo:text-indent="0cm" style:auto-text-indent="false"/>
      <style:text-properties officeooo:rsid="001aebbb" officeooo:paragraph-rsid="001aebbb"/>
    </style:style>
    <style:style style:name="P33"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3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35"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36" style:family="paragraph" style:parent-style-name="Table_20_Contents">
      <style:paragraph-properties fo:text-align="center" style:justify-single-word="false"/>
      <style:text-properties officeooo:rsid="001aebbb" officeooo:paragraph-rsid="001aebbb"/>
    </style:style>
    <style:style style:name="P37" style:family="paragraph" style:parent-style-name="Text_20_body">
      <style:text-properties officeooo:rsid="001aebbb" officeooo:paragraph-rsid="002222fd"/>
    </style:style>
    <style:style style:name="P38" style:family="paragraph" style:parent-style-name="Text_20_body">
      <style:text-properties officeooo:rsid="001aebbb" officeooo:paragraph-rsid="0024104d"/>
    </style:style>
    <style:style style:name="P3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40" style:family="paragraph" style:parent-style-name="Text_20_body">
      <style:text-properties officeooo:rsid="001aebbb" officeooo:paragraph-rsid="002707a9"/>
    </style:style>
    <style:style style:name="P41" style:family="paragraph" style:parent-style-name="Text_20_body">
      <style:text-properties officeooo:rsid="001aebbb" officeooo:paragraph-rsid="002a1904"/>
    </style:style>
    <style:style style:name="P4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43" style:family="paragraph" style:parent-style-name="Text_20_body">
      <style:text-properties officeooo:rsid="001aebbb" officeooo:paragraph-rsid="002ae24f"/>
    </style:style>
    <style:style style:name="P44" style:family="paragraph" style:parent-style-name="Text_20_body">
      <style:text-properties officeooo:rsid="001cce49" officeooo:paragraph-rsid="001cce49"/>
    </style:style>
    <style:style style:name="P45" style:family="paragraph" style:parent-style-name="Text_20_body">
      <style:text-properties officeooo:rsid="002038be" officeooo:paragraph-rsid="002038be"/>
    </style:style>
    <style:style style:name="P46" style:family="paragraph" style:parent-style-name="Text_20_body">
      <style:text-properties officeooo:rsid="0024d570" officeooo:paragraph-rsid="0024d570"/>
    </style:style>
    <style:style style:name="P47" style:family="paragraph" style:parent-style-name="Text_20_body">
      <style:text-properties officeooo:paragraph-rsid="002707a9"/>
    </style:style>
    <style:style style:name="P48" style:family="paragraph" style:parent-style-name="Table_20_Contents">
      <style:text-properties officeooo:rsid="00293f10" officeooo:paragraph-rsid="00293f10"/>
    </style:style>
    <style:style style:name="P49" style:family="paragraph" style:parent-style-name="Text_20_body">
      <style:text-properties officeooo:paragraph-rsid="002ae24f"/>
    </style:style>
    <style:style style:name="P50" style:family="paragraph" style:parent-style-name="Table_20_Contents">
      <style:paragraph-properties fo:text-align="center" style:justify-single-word="false"/>
      <style:text-properties officeooo:rsid="002ae24f" officeooo:paragraph-rsid="002ae24f"/>
    </style:style>
    <style:style style:name="P51" style:family="paragraph" style:parent-style-name="Text_20_body">
      <style:text-properties officeooo:rsid="002ae24f" officeooo:paragraph-rsid="002ae24f"/>
    </style:style>
    <style:style style:name="P52" style:family="paragraph" style:parent-style-name="Text_20_body" style:master-page-name="">
      <loext:graphic-properties draw:fill-hatch-name="hatch"/>
      <style:paragraph-properties fo:keep-together="always" fo:orphans="0" fo:widows="0" style:page-number="auto"/>
      <style:text-properties officeooo:rsid="0013c32e" officeooo:paragraph-rsid="0013c32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2">
      <style:text-properties officeooo:paragraph-rsid="002ae24f"/>
    </style:style>
    <style:style style:name="P58" style:family="paragraph" style:parent-style-name="Heading_20_2">
      <style:text-properties officeooo:rsid="002ae24f" officeooo:paragraph-rsid="002ae24f"/>
    </style:style>
    <style:style style:name="P59" style:family="paragraph" style:parent-style-name="Heading_20_2">
      <style:text-properties officeooo:paragraph-rsid="001aebbb"/>
    </style:style>
    <style:style style:name="P60" style:family="paragraph" style:parent-style-name="Heading_20_2">
      <style:text-properties officeooo:paragraph-rsid="002222fd"/>
    </style:style>
    <style:style style:name="P61" style:family="paragraph" style:parent-style-name="Heading_20_2">
      <style:text-properties officeooo:paragraph-rsid="002707a9"/>
    </style:style>
    <style:style style:name="P62" style:family="paragraph" style:parent-style-name="Heading_20_2">
      <style:text-properties officeooo:paragraph-rsid="001cce49"/>
    </style:style>
    <style:style style:name="P63" style:family="paragraph" style:parent-style-name="Heading_20_2">
      <style:text-properties officeooo:rsid="002cafbf" officeooo:paragraph-rsid="002cafbf"/>
    </style:style>
    <style:style style:name="P64" style:family="paragraph" style:parent-style-name="Heading_20_2">
      <style:text-properties officeooo:paragraph-rsid="002d82e4"/>
    </style:style>
    <style:style style:name="P65" style:family="paragraph" style:parent-style-name="Heading_20_3">
      <style:text-properties officeooo:paragraph-rsid="002ae24f"/>
    </style:style>
    <style:style style:name="P66" style:family="paragraph" style:parent-style-name="Heading_20_3">
      <style:text-properties officeooo:rsid="001aebbb" officeooo:paragraph-rsid="0024104d"/>
    </style:style>
    <style:style style:name="P67" style:family="paragraph" style:parent-style-name="Heading_20_3">
      <style:text-properties officeooo:rsid="001aebbb" officeooo:paragraph-rsid="001aebbb"/>
    </style:style>
    <style:style style:name="P68" style:family="paragraph" style:parent-style-name="Heading_20_3">
      <style:text-properties officeooo:paragraph-rsid="0024104d"/>
    </style:style>
    <style:style style:name="P69" style:family="paragraph" style:parent-style-name="Heading_20_3">
      <style:text-properties officeooo:paragraph-rsid="001aebbb"/>
    </style:style>
    <style:style style:name="P70" style:family="paragraph" style:parent-style-name="Heading_20_3">
      <style:text-properties officeooo:paragraph-rsid="002707a9"/>
    </style:style>
    <style:style style:name="P71" style:family="paragraph" style:parent-style-name="Heading_20_3">
      <style:text-properties officeooo:paragraph-rsid="002cafbf"/>
    </style:style>
    <style:style style:name="P72" style:family="paragraph" style:parent-style-name="Heading_20_3">
      <style:text-properties officeooo:paragraph-rsid="002d0141"/>
    </style:style>
    <style:style style:name="P73" style:family="paragraph" style:parent-style-name="Heading_20_3">
      <style:text-properties officeooo:paragraph-rsid="002d82e4"/>
    </style:style>
    <style:style style:name="P74"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75"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76"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77"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78"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79"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8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81"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82" style:family="paragraph" style:parent-style-name="Text_20_body" style:list-style-name="L1">
      <style:text-properties officeooo:rsid="0011e622" officeooo:paragraph-rsid="0011e622"/>
    </style:style>
    <style:style style:name="P83" style:family="paragraph" style:parent-style-name="Text_20_body" style:list-style-name="L1">
      <style:text-properties officeooo:rsid="00193a74" officeooo:paragraph-rsid="00193a74"/>
    </style:style>
    <style:style style:name="P84" style:family="paragraph" style:parent-style-name="Text_20_body">
      <style:text-properties officeooo:rsid="00159208" officeooo:paragraph-rsid="00159208"/>
    </style:style>
    <style:style style:name="P85" style:family="paragraph" style:parent-style-name="Text_20_body">
      <style:text-properties officeooo:rsid="00159208" officeooo:paragraph-rsid="002cafbf"/>
    </style:style>
    <style:style style:name="P86" style:family="paragraph" style:parent-style-name="Text_20_body">
      <style:text-properties officeooo:rsid="00159208" officeooo:paragraph-rsid="002d0141"/>
    </style:style>
    <style:style style:name="P87" style:family="paragraph" style:parent-style-name="Text_20_body">
      <style:text-properties officeooo:rsid="00159208" officeooo:paragraph-rsid="002d82e4"/>
    </style:style>
    <style:style style:name="P88" style:family="paragraph" style:parent-style-name="Text_20_body">
      <style:text-properties officeooo:rsid="00159208" officeooo:paragraph-rsid="002e5fec"/>
    </style:style>
    <style:style style:name="P89"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90" style:family="paragraph" style:parent-style-name="Text_20_body">
      <style:text-properties officeooo:rsid="001aebbb" officeooo:paragraph-rsid="001aebbb"/>
    </style:style>
    <style:style style:name="P91" style:family="paragraph" style:parent-style-name="Text_20_body">
      <loext:graphic-properties draw:fill-gradient-name="Gradient_20_2"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92" style:family="paragraph" style:parent-style-name="Text_20_body">
      <loext:graphic-properties draw:fill-gradient-name="Gradient_20_7"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93" style:family="paragraph" style:parent-style-name="Text_20_body">
      <style:text-properties officeooo:rsid="0021c80e" officeooo:paragraph-rsid="0021c80e"/>
    </style:style>
    <style:style style:name="P94" style:family="paragraph" style:parent-style-name="Text_20_body">
      <style:text-properties officeooo:paragraph-rsid="002cafbf"/>
    </style:style>
    <style:style style:name="P95" style:family="paragraph" style:parent-style-name="Text_20_body">
      <style:text-properties officeooo:rsid="002cafbf" officeooo:paragraph-rsid="002cafbf"/>
    </style:style>
    <style:style style:name="P96" style:family="paragraph" style:parent-style-name="Text_20_body">
      <style:text-properties officeooo:paragraph-rsid="002d0141"/>
    </style:style>
    <style:style style:name="P97" style:family="paragraph" style:parent-style-name="Text_20_body">
      <style:text-properties officeooo:paragraph-rsid="002d82e4"/>
    </style:style>
    <style:style style:name="P98" style:family="paragraph" style:parent-style-name="Text_20_body">
      <style:paragraph-properties fo:margin-left="1.251cm" fo:margin-right="0cm" fo:text-indent="0cm" style:auto-text-indent="false"/>
      <style:text-properties officeooo:paragraph-rsid="002d82e4"/>
    </style:style>
    <style:style style:name="P99"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0" style:family="paragraph" style:parent-style-name="Text_20_body">
      <loext:graphic-properties draw:fill-gradient-name="Gradient_20_3" draw:fill-hatch-name="hatch"/>
      <style:paragraph-properties fo:margin-left="1.251cm" fo:margin-right="0cm" fo:margin-top="0cm" fo:margin-bottom="0.25cm" style:contextual-spacing="true" fo:text-indent="0cm" style:auto-text-indent="false"/>
      <style:text-properties officeooo:paragraph-rsid="002d82e4"/>
    </style:style>
    <style:style style:name="P101" style:family="paragraph" style:parent-style-name="Text_20_body">
      <loext:graphic-properties draw:fill-gradient-name="Gradient_20_4" draw:fill-hatch-name="hatch"/>
      <style:paragraph-properties fo:margin-left="1.251cm" fo:margin-right="0cm" fo:margin-top="0cm" fo:margin-bottom="0.25cm" style:contextual-spacing="true" fo:text-indent="0cm" style:auto-text-indent="false"/>
      <style:text-properties officeooo:paragraph-rsid="002d82e4"/>
    </style:style>
    <style:style style:name="P102" style:family="paragraph" style:parent-style-name="Text_20_body">
      <loext:graphic-properties draw:fill-gradient-name="Gradient_20_5" draw:fill-hatch-name="hatch"/>
      <style:paragraph-properties fo:margin-left="1.251cm" fo:margin-right="0cm" fo:margin-top="0cm" fo:margin-bottom="0.25cm" style:contextual-spacing="false" fo:text-indent="0cm" style:auto-text-indent="false"/>
      <style:text-properties officeooo:paragraph-rsid="002d82e4"/>
    </style:style>
    <style:style style:name="P103" style:family="paragraph" style:parent-style-name="Text_20_body">
      <style:text-properties officeooo:rsid="002e5fec" officeooo:paragraph-rsid="002e5fec"/>
    </style:style>
    <style:style style:name="P104" style:family="paragraph" style:parent-style-name="Text_20_body">
      <style:paragraph-properties fo:margin-left="1.251cm" fo:margin-right="0cm" fo:text-indent="0cm" style:auto-text-indent="false"/>
      <style:text-properties officeooo:rsid="002e5fec" officeooo:paragraph-rsid="002e5fec"/>
    </style:style>
    <style:style style:name="P105" style:family="paragraph" style:parent-style-name="Text_20_body">
      <loext:graphic-properties draw:fill-gradient-name="Gradient_20_6"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329_3513121647" text:style-name="Index_20_Link" text:visited-style-name="Index_20_Link">Introduction<text:tab/>3</text:a></text:p>
          <text:p text:style-name="P53"><text:a xlink:type="simple" xlink:href="#__RefHeading___Toc331_3513121647" text:style-name="Index_20_Link" text:visited-style-name="Index_20_Link">License<text:tab/>3</text:a></text:p>
          <text:p text:style-name="P53"><text:a xlink:type="simple" xlink:href="#__RefHeading___Toc333_3513121647" text:style-name="Index_20_Link" text:visited-style-name="Index_20_Link">Manufacturer selection<text:tab/>3</text:a></text:p>
          <text:p text:style-name="P53"><text:a xlink:type="simple" xlink:href="#__RefHeading___Toc335_3513121647" text:style-name="Index_20_Link" text:visited-style-name="Index_20_Link">BouffaloLab<text:tab/>4</text:a></text:p>
          <text:p text:style-name="P54"><text:a xlink:type="simple" xlink:href="#__RefHeading___Toc341_3513121647" text:style-name="Index_20_Link" text:visited-style-name="Index_20_Link">Documentation, SDK and tools<text:tab/>4</text:a></text:p>
          <text:p text:style-name="P54"><text:a xlink:type="simple" xlink:href="#__RefHeading___Toc1505_2182544480" text:style-name="Index_20_Link" text:visited-style-name="Index_20_Link">BL602<text:tab/>5</text:a></text:p>
          <text:p text:style-name="P55"><text:a xlink:type="simple" xlink:href="#__RefHeading___Toc337_3513121647" text:style-name="Index_20_Link" text:visited-style-name="Index_20_Link">Third-party development board: PineCone<text:tab/>5</text:a></text:p>
          <text:p text:style-name="P55"><text:a xlink:type="simple" xlink:href="#__RefHeading___Toc337_3513121647%20Copy%202" text:style-name="Index_20_Link" text:visited-style-name="Index_20_Link">Third-party development board: Ai-WB2-32S<text:tab/>5</text:a></text:p>
          <text:p text:style-name="P55"><text:a xlink:type="simple" xlink:href="#__RefHeading___Toc337_3513121647%20Copy%202%20Copy%201" text:style-name="Index_20_Link" text:visited-style-name="Index_20_Link">Third-party development board: XT-BL12<text:tab/>5</text:a></text:p>
          <text:p text:style-name="P54"><text:a xlink:type="simple" xlink:href="#__RefHeading___Toc1507_2182544480" text:style-name="Index_20_Link" text:visited-style-name="Index_20_Link">BL702<text:tab/>5</text:a></text:p>
          <text:p text:style-name="P55"><text:a xlink:type="simple" xlink:href="#__RefHeading___Toc337_3513121647%20Copy%201" text:style-name="Index_20_Link" text:visited-style-name="Index_20_Link">Third-party development board: M0 Sense<text:tab/>5</text:a></text:p>
          <text:p text:style-name="P55"><text:a xlink:type="simple" xlink:href="#__RefHeading___Toc337_3513121647%20Copy%201%20Copy%203" text:style-name="Index_20_Link" text:visited-style-name="Index_20_Link">Third-party development board: XT-ZB1<text:tab/>5</text:a></text:p>
          <text:p text:style-name="P54"><text:a xlink:type="simple" xlink:href="#__RefHeading___Toc1509_2182544480" text:style-name="Index_20_Link" text:visited-style-name="Index_20_Link">BL616<text:tab/>5</text:a></text:p>
          <text:p text:style-name="P55"><text:a xlink:type="simple" xlink:href="#__RefHeading___Toc337_3513121647%20Copy%201%20Copy%201" text:style-name="Index_20_Link" text:visited-style-name="Index_20_Link">Third-party development board: M0S Dock<text:tab/>5</text:a></text:p>
          <text:p text:style-name="P55"><text:a xlink:type="simple" xlink:href="#__RefHeading___Toc337_3513121647%20Copy%201%20Copy%201%20Copy%201" text:style-name="Index_20_Link" text:visited-style-name="Index_20_Link">Third-party development board: Ai-M62-12F<text:tab/>6</text:a></text:p>
          <text:p text:style-name="P54"><text:a xlink:type="simple" xlink:href="#__RefHeading___Toc1511_2182544480" text:style-name="Index_20_Link" text:visited-style-name="Index_20_Link">BL618<text:tab/>6</text:a></text:p>
          <text:p text:style-name="P55"><text:a xlink:type="simple" xlink:href="#__RefHeading___Toc337_3513121647%20Copy%201%20Copy%201%20Copy%202" text:style-name="Index_20_Link" text:visited-style-name="Index_20_Link">Third-party development board: M0P Dock<text:tab/>6</text:a></text:p>
          <text:p text:style-name="P55"><text:a xlink:type="simple" xlink:href="#__RefHeading___Toc337_3513121647%20Copy%201%20Copy%201%20Copy%201%20Copy%201" text:style-name="Index_20_Link" text:visited-style-name="Index_20_Link">Third-party development board: Ai-M61-32S<text:tab/>6</text:a></text:p>
          <text:p text:style-name="P54"><text:a xlink:type="simple" xlink:href="#__RefHeading___Toc1513_2182544480" text:style-name="Index_20_Link" text:visited-style-name="Index_20_Link">BL808<text:tab/>6</text:a></text:p>
          <text:p text:style-name="P55"><text:a xlink:type="simple" xlink:href="#__RefHeading___Toc337_3513121647%20Copy%201%20Copy%202%20Copy%201" text:style-name="Index_20_Link" text:visited-style-name="Index_20_Link">Third-party development board: Ox64<text:tab/>6</text:a></text:p>
          <text:p text:style-name="P55"><text:a xlink:type="simple" xlink:href="#__RefHeading___Toc337_3513121647%20Copy%201%20Copy%202" text:style-name="Index_20_Link" text:visited-style-name="Index_20_Link">Third-party development board: M1S Dock<text:tab/>6</text:a></text:p>
          <text:p text:style-name="P53"><text:a xlink:type="simple" xlink:href="#__RefHeading___Toc343_3513121647" text:style-name="Index_20_Link" text:visited-style-name="Index_20_Link">Espressif<text:tab/>7</text:a></text:p>
          <text:p text:style-name="P54"><text:a xlink:type="simple" xlink:href="#__RefHeading___Toc1147_2887080021" text:style-name="Index_20_Link" text:visited-style-name="Index_20_Link">ESP8684<text:tab/>7</text:a></text:p>
          <text:p text:style-name="P55"><text:a xlink:type="simple" xlink:href="#__RefHeading___Toc345_3513121647%20Copy%201" text:style-name="Index_20_Link" text:visited-style-name="Index_20_Link">Official development board: ESP8684-DevKitM-1<text:tab/>7</text:a></text:p>
          <text:p text:style-name="P55"><text:a xlink:type="simple" xlink:href="#__RefHeading___Toc351_3513121647%20Copy%201" text:style-name="Index_20_Link" text:visited-style-name="Index_20_Link">Documentation<text:tab/>7</text:a></text:p>
          <text:p text:style-name="P54"><text:a xlink:type="simple" xlink:href="#__RefHeading___Toc1149_2887080021" text:style-name="Index_20_Link" text:visited-style-name="Index_20_Link">ESP32-C3 and ESP8685<text:tab/>7</text:a></text:p>
          <text:p text:style-name="P55"><text:a xlink:type="simple" xlink:href="#__RefHeading___Toc345_3513121647" text:style-name="Index_20_Link" text:visited-style-name="Index_20_Link">Official development board: ESP32-C3-DevKitM-1<text:tab/>7</text:a></text:p>
          <text:p text:style-name="P55"><text:a xlink:type="simple" xlink:href="#__RefHeading___Toc349_35131216471" text:style-name="Index_20_Link" text:visited-style-name="Index_20_Link">Third-party development board: ESP32-C3FH4<text:tab/>8</text:a></text:p>
          <text:p text:style-name="P55"><text:a xlink:type="simple" xlink:href="#__RefHeading___Toc1104_2947033009" text:style-name="Index_20_Link" text:visited-style-name="Index_20_Link">Third-party development board: YD-ESP32-C3<text:tab/>8</text:a></text:p>
          <text:p text:style-name="P55"><text:a xlink:type="simple" xlink:href="#__RefHeading___Toc351_3513121647" text:style-name="Index_20_Link" text:visited-style-name="Index_20_Link">Documentation<text:tab/>8</text:a></text:p>
          <text:p text:style-name="P54"><text:a xlink:type="simple" xlink:href="#__RefHeading___Toc1151_2887080021" text:style-name="Index_20_Link" text:visited-style-name="Index_20_Link">ESP32-C6<text:tab/>8</text:a></text:p>
          <text:p text:style-name="P55"><text:a xlink:type="simple" xlink:href="#__RefHeading___Toc345_3513121647%20Copy%201%20Copy%201" text:style-name="Index_20_Link" text:visited-style-name="Index_20_Link">Official development board: ESP32-C6-DevKitC-1<text:tab/>8</text:a></text:p>
          <text:p text:style-name="P55"><text:a xlink:type="simple" xlink:href="#__RefHeading___Toc351_3513121647%20Copy%201%20Copy%201" text:style-name="Index_20_Link" text:visited-style-name="Index_20_Link">Documentation<text:tab/>8</text:a></text:p>
          <text:p text:style-name="P54"><text:a xlink:type="simple" xlink:href="#__RefHeading___Toc1153_2887080021" text:style-name="Index_20_Link" text:visited-style-name="Index_20_Link">ESP32-H2<text:tab/>8</text:a></text:p>
          <text:p text:style-name="P55"><text:a xlink:type="simple" xlink:href="#__RefHeading___Toc345_3513121647%20Copy%201%20Copy%201%20Copy%201" text:style-name="Index_20_Link" text:visited-style-name="Index_20_Link">Official development board: ESP32-H2-DevKitM-1<text:tab/>8</text:a></text:p>
          <text:p text:style-name="P55"><text:a xlink:type="simple" xlink:href="#__RefHeading___Toc351_3513121647%20Copy%201%20Copy%201%20Copy%201" text:style-name="Index_20_Link" text:visited-style-name="Index_20_Link">Documentation<text:tab/>8</text:a></text:p>
          <text:p text:style-name="P53"><text:a xlink:type="simple" xlink:href="#__RefHeading___Toc353_3513121647" text:style-name="Index_20_Link" text:visited-style-name="Index_20_Link">GigaDevice<text:tab/>9</text:a></text:p>
          <text:p text:style-name="P54"><text:a xlink:type="simple" xlink:href="#__RefHeading___Toc547_3513121647" text:style-name="Index_20_Link" text:visited-style-name="Index_20_Link">Official development board: GD32VF103C-START<text:tab/>9</text:a></text:p>
          <text:p text:style-name="P54"><text:a xlink:type="simple" xlink:href="#__RefHeading___Toc359_3513121647" text:style-name="Index_20_Link" text:visited-style-name="Index_20_Link">Third-party development board: Longan Nano<text:tab/>9</text:a></text:p>
          <text:p text:style-name="P54"><text:a xlink:type="simple" xlink:href="#__RefHeading___Toc361_3513121647" text:style-name="Index_20_Link" text:visited-style-name="Index_20_Link">Documentation, SDK and tools<text:tab/>9</text:a></text:p>
          <text:p text:style-name="P53"><text:a xlink:type="simple" xlink:href="#__RefHeading___Toc363_3513121647" text:style-name="Index_20_Link" text:visited-style-name="Index_20_Link">WCH<text:tab/>10</text:a></text:p>
          <text:p text:style-name="P54"><text:a xlink:type="simple" xlink:href="#__RefHeading___Toc504_3513121647" text:style-name="Index_20_Link" text:visited-style-name="Index_20_Link">Programmer / debugger<text:tab/>10</text:a></text:p>
          <text:p text:style-name="P54"><text:a xlink:type="simple" xlink:href="#__RefHeading___Toc506_3513121647" text:style-name="Index_20_Link" text:visited-style-name="Index_20_Link">MounRiver IDE<text:tab/>11</text:a></text:p>
          <text:p text:style-name="P54"><text:a xlink:type="simple" xlink:href="#__RefHeading___Toc508_3513121647" text:style-name="Index_20_Link" text:visited-style-name="Index_20_Link">CH32V003<text:tab/>11</text:a></text:p>
          <text:p text:style-name="P55"><text:a xlink:type="simple" xlink:href="#__RefHeading___Toc510_3513121647" text:style-name="Index_20_Link" text:visited-style-name="Index_20_Link">Official development board<text:tab/>11</text:a></text:p>
          <text:p text:style-name="P55"><text:a xlink:type="simple" xlink:href="#__RefHeading___Toc530_35131216471" text:style-name="Index_20_Link" text:visited-style-name="Index_20_Link">Third-party development board: nanoCH32V003<text:tab/>11</text:a></text:p>
          <text:p text:style-name="P55"><text:a xlink:type="simple" xlink:href="#__RefHeading___Toc361_35131216471" text:style-name="Index_20_Link" text:visited-style-name="Index_20_Link">Documentation and SDK<text:tab/>11</text:a></text:p>
          <text:p text:style-name="P54"><text:a xlink:type="simple" xlink:href="#__RefHeading___Toc512_3513121647" text:style-name="Index_20_Link" text:visited-style-name="Index_20_Link">CH32V103<text:tab/>11</text:a></text:p>
          <text:p text:style-name="P55"><text:a xlink:type="simple" xlink:href="#__RefHeading___Toc514_3513121647" text:style-name="Index_20_Link" text:visited-style-name="Index_20_Link">Official development board<text:tab/>11</text:a></text:p>
          <text:p text:style-name="P55"><text:a xlink:type="simple" xlink:href="#__RefHeading___Toc516_3513121647" text:style-name="Index_20_Link" text:visited-style-name="Index_20_Link">Third-party development board: BluePill+ CH32V103<text:tab/>11</text:a></text:p>
          <text:p text:style-name="P55"><text:a xlink:type="simple" xlink:href="#__RefHeading___Toc361_351312164711" text:style-name="Index_20_Link" text:visited-style-name="Index_20_Link"><text:soft-page-break/>Documentation and SDK<text:tab/>12</text:a></text:p>
          <text:p text:style-name="P54"><text:a xlink:type="simple" xlink:href="#__RefHeading___Toc518_3513121647" text:style-name="Index_20_Link" text:visited-style-name="Index_20_Link">CH32V203<text:tab/>12</text:a></text:p>
          <text:p text:style-name="P55"><text:a xlink:type="simple" xlink:href="#__RefHeading___Toc520_3513121647" text:style-name="Index_20_Link" text:visited-style-name="Index_20_Link">Official development board<text:tab/>12</text:a></text:p>
          <text:p text:style-name="P55"><text:a xlink:type="simple" xlink:href="#__RefHeading___Toc522_3513121647" text:style-name="Index_20_Link" text:visited-style-name="Index_20_Link">Third-party development board: nanoCH32V203<text:tab/>12</text:a></text:p>
          <text:p text:style-name="P55"><text:a xlink:type="simple" xlink:href="#__RefHeading___Toc361_3513121647111" text:style-name="Index_20_Link" text:visited-style-name="Index_20_Link">Documentation and SDK<text:tab/>12</text:a></text:p>
          <text:p text:style-name="P54"><text:a xlink:type="simple" xlink:href="#__RefHeading___Toc524_3513121647" text:style-name="Index_20_Link" text:visited-style-name="Index_20_Link">CH32V208<text:tab/>12</text:a></text:p>
          <text:p text:style-name="P55"><text:a xlink:type="simple" xlink:href="#__RefHeading___Toc526_3513121647" text:style-name="Index_20_Link" text:visited-style-name="Index_20_Link">Official development board<text:tab/>12</text:a></text:p>
          <text:p text:style-name="P55"><text:a xlink:type="simple" xlink:href="#__RefHeading___Toc361_35131216471111" text:style-name="Index_20_Link" text:visited-style-name="Index_20_Link">Documentation and SDK<text:tab/>12</text:a></text:p>
          <text:p text:style-name="P54"><text:a xlink:type="simple" xlink:href="#__RefHeading___Toc524_3513121647%20Copy%201" text:style-name="Index_20_Link" text:visited-style-name="Index_20_Link">CH32V303<text:tab/>12</text:a></text:p>
          <text:p text:style-name="P55"><text:a xlink:type="simple" xlink:href="#__RefHeading___Toc526_3513121647%20Copy%201" text:style-name="Index_20_Link" text:visited-style-name="Index_20_Link">Official development board<text:tab/>12</text:a></text:p>
          <text:p text:style-name="P55"><text:a xlink:type="simple" xlink:href="#__RefHeading___Toc361_351312164711121%20Copy%201" text:style-name="Index_20_Link" text:visited-style-name="Index_20_Link">Documentation and SDK<text:tab/>13</text:a></text:p>
          <text:p text:style-name="P54"><text:a xlink:type="simple" xlink:href="#__RefHeading___Toc528_3513121647" text:style-name="Index_20_Link" text:visited-style-name="Index_20_Link">CH32V305<text:tab/>13</text:a></text:p>
          <text:p text:style-name="P55"><text:a xlink:type="simple" xlink:href="#__RefHeading___Toc530_3513121647" text:style-name="Index_20_Link" text:visited-style-name="Index_20_Link">Third-party development board: nanoCH32V305<text:tab/>13</text:a></text:p>
          <text:p text:style-name="P55"><text:a xlink:type="simple" xlink:href="#__RefHeading___Toc361_351312164711121" text:style-name="Index_20_Link" text:visited-style-name="Index_20_Link">Documentation and SDK<text:tab/>13</text:a></text:p>
          <text:p text:style-name="P54"><text:a xlink:type="simple" xlink:href="#__RefHeading___Toc532_3513121647" text:style-name="Index_20_Link" text:visited-style-name="Index_20_Link">CH32V307<text:tab/>13</text:a></text:p>
          <text:p text:style-name="P55"><text:a xlink:type="simple" xlink:href="#__RefHeading___Toc534_3513121647" text:style-name="Index_20_Link" text:visited-style-name="Index_20_Link">Official development board<text:tab/>13</text:a></text:p>
          <text:p text:style-name="P55"><text:a xlink:type="simple" xlink:href="#__RefHeading___Toc536_3513121647" text:style-name="Index_20_Link" text:visited-style-name="Index_20_Link">Third-party development board: YD-CH32V307VC<text:tab/>13</text:a></text:p>
          <text:p text:style-name="P55"><text:a xlink:type="simple" xlink:href="#__RefHeading___Toc361_35131216471112" text:style-name="Index_20_Link" text:visited-style-name="Index_20_Link">Documentation and SDK<text:tab/>13</text:a></text:p>
          <text:p text:style-name="P54"><text:a xlink:type="simple" xlink:href="#__RefHeading___Toc538_3513121647" text:style-name="Index_20_Link" text:visited-style-name="Index_20_Link">CH582<text:tab/>14</text:a></text:p>
          <text:p text:style-name="P55"><text:a xlink:type="simple" xlink:href="#__RefHeading___Toc540_3513121647" text:style-name="Index_20_Link" text:visited-style-name="Index_20_Link">Official development board<text:tab/>14</text:a></text:p>
          <text:p text:style-name="P55"><text:a xlink:type="simple" xlink:href="#__RefHeading___Toc542_3513121647" text:style-name="Index_20_Link" text:visited-style-name="Index_20_Link">Third-party development board: YD-CH58x<text:tab/>14</text:a></text:p>
          <text:p text:style-name="P55"><text:a xlink:type="simple" xlink:href="#__RefHeading___Toc361_35131216471113" text:style-name="Index_20_Link" text:visited-style-name="Index_20_Link">Documentation and SDK<text:tab/>14</text:a></text:p>
          <text:p text:style-name="P54"><text:a xlink:type="simple" xlink:href="#__RefHeading___Toc1080_2316367055" text:style-name="Index_20_Link" text:visited-style-name="Index_20_Link">Alternatives to WCH tools<text:tab/>14</text:a></text:p>
        </text:index-body>
      </text:table-of-content>
      <text:p text:style-name="Text_20_body"/>
      <text:h text:style-name="P5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82">have decent English documentation,</text:p>
        </text:list-item>
        <text:list-item>
          <text:p text:style-name="P82">have open-source or freely downloadable supporting software,</text:p>
        </text:list-item>
        <text:list-item>
          <text:p text:style-name="P82">be eas<text:span text:style-name="T6">il</text:span>y <text:span text:style-name="T6">available</text:span> from anywhere in the world, e.g. through AliExpress or LCSC,</text:p>
        </text:list-item>
        <text:list-item>
          <text:p text:style-name="P83">have cheap <text:span text:style-name="T1">development boards </text:span>as easily available as the chips,</text:p>
        </text:list-item>
        <text:list-item>
          <text:p text:style-name="P82">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2">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50">x</text:p>
          </table:table-cell>
          <table:table-cell table:style-name="Table1.G5" office:value-type="string">
            <text:p text:style-name="P3"/>
          </table:table-cell>
        </table:table-row>
      </table:table>
      <text:p text:style-name="P21">Note: manufacturers are sorted in alphabetical order.</text:p>
      <text:h text:style-name="Heading_20_1" text:outline-level="1"><text:bookmark-start text:name="__RefHeading___Toc335_3513121647"/><text:soft-page-break/>BouffaloLab<text:bookmark-end text:name="__RefHeading___Toc335_3513121647"/></text:h>
      <text:p text:style-name="P23">BouffaloLab only manufactures RISC-V chips, so they're undoubtedly committed to this platform. They have a wide range of IoT-oriented MCU, some with SiFive IP, others with T-Head IP. The documentation is good, but their SDK and code examples are a bit chaotic.</text:p>
      <text:p text:style-name="P22">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22"><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89">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74">Part</text:p>
          </table:table-cell>
          <table:table-cell table:style-name="Table4.A1" office:value-type="string">
            <text:p text:style-name="P77">MHz</text:p>
          </table:table-cell>
          <table:table-cell table:style-name="Table4.A1" office:value-type="string">
            <text:p text:style-name="P75">RAM</text:p>
          </table:table-cell>
          <table:table-cell table:style-name="Table4.A1" office:value-type="string">
            <text:p text:style-name="P76">CPU</text:p>
          </table:table-cell>
          <table:table-cell table:style-name="Table4.A1" office:value-type="string">
            <text:p text:style-name="P75">WiFi</text:p>
          </table:table-cell>
          <table:table-cell table:style-name="Table4.A1" office:value-type="string">
            <text:p text:style-name="P77">BT</text:p>
          </table:table-cell>
          <table:table-cell table:style-name="Table4.A1" office:value-type="string">
            <text:p text:style-name="P75">BLE</text:p>
          </table:table-cell>
          <table:table-cell table:style-name="Table4.A1" office:value-type="string">
            <text:p text:style-name="P77">802.15.4</text:p>
          </table:table-cell>
          <table:table-cell table:style-name="Table4.A1" office:value-type="string">
            <text:p text:style-name="P77">USB</text:p>
          </table:table-cell>
          <table:table-cell table:style-name="Table4.A1" office:value-type="string">
            <text:p text:style-name="P77">Ethernet</text:p>
          </table:table-cell>
          <table:table-cell table:style-name="Table4.A1" office:value-type="string">
            <text:p text:style-name="P77">Camera</text:p>
          </table:table-cell>
          <table:table-cell table:style-name="Table4.L1" office:value-type="string">
            <text:p text:style-name="P77">AI NPU</text:p>
          </table:table-cell>
        </table:table-row>
        <table:table-row>
          <table:table-cell table:style-name="Table4.A2" office:value-type="string">
            <text:p text:style-name="P80">BL602</text:p>
          </table:table-cell>
          <table:table-cell table:style-name="Table4.A2" office:value-type="string">
            <text:p text:style-name="P80">192</text:p>
          </table:table-cell>
          <table:table-cell table:style-name="Table4.A2" office:value-type="string">
            <text:p text:style-name="P80">276K</text:p>
          </table:table-cell>
          <table:table-cell table:style-name="Table4.A2" office:value-type="string">
            <text:p text:style-name="P79">RV32IMAFC</text:p>
          </table:table-cell>
          <table:table-cell table:style-name="Table4.A2" office:value-type="string">
            <text:p text:style-name="P78">b/g/n</text:p>
          </table:table-cell>
          <table:table-cell table:style-name="Table4.A2" office:value-type="string">
            <text:p text:style-name="P80">no</text:p>
          </table:table-cell>
          <table:table-cell table:style-name="Table4.A2" office:value-type="string">
            <text:p text:style-name="P80">yes</text:p>
          </table:table-cell>
          <table:table-cell table:style-name="Table4.A2" office:value-type="string">
            <text:p text:style-name="P80">no</text:p>
          </table:table-cell>
          <table:table-cell table:style-name="Table4.A2" office:value-type="string">
            <text:p text:style-name="P80">no</text:p>
          </table:table-cell>
          <table:table-cell table:style-name="Table4.A2" office:value-type="string">
            <text:p text:style-name="P80">no</text:p>
          </table:table-cell>
          <table:table-cell table:style-name="Table4.A2" office:value-type="string">
            <text:p text:style-name="P80">no</text:p>
          </table:table-cell>
          <table:table-cell table:style-name="Table4.L2" office:value-type="string">
            <text:p text:style-name="P80">no</text:p>
          </table:table-cell>
        </table:table-row>
        <table:table-row>
          <table:table-cell table:style-name="Table4.A2" office:value-type="string">
            <text:p text:style-name="P80">BL702</text:p>
          </table:table-cell>
          <table:table-cell table:style-name="Table4.A2" office:value-type="string">
            <text:p text:style-name="P80">144</text:p>
          </table:table-cell>
          <table:table-cell table:style-name="Table4.A2" office:value-type="string">
            <text:p text:style-name="P80">132K</text:p>
          </table:table-cell>
          <table:table-cell table:style-name="Table4.A2" office:value-type="string">
            <text:p text:style-name="P79">RV32IMAFC</text:p>
          </table:table-cell>
          <table:table-cell table:style-name="Table4.A2" office:value-type="string">
            <text:p text:style-name="P80">no</text:p>
          </table:table-cell>
          <table:table-cell table:style-name="Table4.A2" office:value-type="string">
            <text:p text:style-name="P80">no</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no</text:p>
          </table:table-cell>
          <table:table-cell table:style-name="Table4.A2" office:value-type="string">
            <text:p text:style-name="P80">no</text:p>
          </table:table-cell>
          <table:table-cell table:style-name="Table4.L2" office:value-type="string">
            <text:p text:style-name="P80">no</text:p>
          </table:table-cell>
        </table:table-row>
        <table:table-row>
          <table:table-cell table:style-name="Table4.A2" office:value-type="string">
            <text:p text:style-name="P80">BL706</text:p>
          </table:table-cell>
          <table:table-cell table:style-name="Table4.A2" office:value-type="string">
            <text:p text:style-name="P80">144</text:p>
          </table:table-cell>
          <table:table-cell table:style-name="Table4.A2" office:value-type="string">
            <text:p text:style-name="P80">132K</text:p>
          </table:table-cell>
          <table:table-cell table:style-name="Table4.A2" office:value-type="string">
            <text:p text:style-name="P79">RV32IMAFC</text:p>
          </table:table-cell>
          <table:table-cell table:style-name="Table4.A2" office:value-type="string">
            <text:p text:style-name="P80">no</text:p>
          </table:table-cell>
          <table:table-cell table:style-name="Table4.A2" office:value-type="string">
            <text:p text:style-name="P80">no</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L2" office:value-type="string">
            <text:p text:style-name="P80">no</text:p>
          </table:table-cell>
        </table:table-row>
        <table:table-row>
          <table:table-cell table:style-name="Table4.A2" office:value-type="string">
            <text:p text:style-name="P80">BL616</text:p>
          </table:table-cell>
          <table:table-cell table:style-name="Table4.A2" office:value-type="string">
            <text:p text:style-name="P80">320</text:p>
          </table:table-cell>
          <table:table-cell table:style-name="Table4.A2" office:value-type="string">
            <text:p text:style-name="P80">480K</text:p>
          </table:table-cell>
          <table:table-cell table:style-name="Table4.A2" office:value-type="string">
            <text:p text:style-name="P79">RV32IMAFCP</text:p>
          </table:table-cell>
          <table:table-cell table:style-name="Table4.A2" office:value-type="string">
            <text:p text:style-name="P78">b/g/n/ax</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L2" office:value-type="string">
            <text:p text:style-name="P80">no</text:p>
          </table:table-cell>
        </table:table-row>
        <table:table-row>
          <table:table-cell table:style-name="Table4.A2" office:value-type="string">
            <text:p text:style-name="P81">BL808</text:p>
          </table:table-cell>
          <table:table-cell table:style-name="Table4.A2" office:value-type="string">
            <text:p text:style-name="P80">480</text:p>
          </table:table-cell>
          <table:table-cell table:style-name="Table4.A2" office:value-type="string">
            <text:p text:style-name="P80">64M</text:p>
          </table:table-cell>
          <table:table-cell table:style-name="Table4.A2" office:value-type="string">
            <text:p text:style-name="P79">RV32IMAFCP<text:line-break/><text:span text:style-name="T18">+ RV64IMAFCV<text:line-break/>+RV32EMC</text:span></text:p>
          </table:table-cell>
          <table:table-cell table:style-name="Table4.A2" office:value-type="string">
            <text:p text:style-name="P78">b/g/n/ax</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A2" office:value-type="string">
            <text:p text:style-name="P80">yes</text:p>
          </table:table-cell>
          <table:table-cell table:style-name="Table4.L2" office:value-type="string">
            <text:p text:style-name="P80">yes</text:p>
          </table:table-cell>
        </table:table-row>
      </table:table>
      <text:p text:style-name="P95">I chose to include the BL808 because it is exceedingly powerful for an MCU, but very limited for a Linux-capable SoC, so it makes sense to include it in both documents.</text:p>
      <text:p text:style-name="P95">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31">Data sheets &amp; reference manuals: <text:a xlink:type="simple" xlink:href="https://github.com/bouffalolab/bl_docs" text:style-name="Internet_20_link" text:visited-style-name="Visited_20_Internet_20_Link">https://github.com/bouffalolab/bl_docs</text:a></text:p>
      <text:p text:style-name="P31">SDK:</text:p>
      <text:p text:style-name="P91"><text:a xlink:type="simple" xlink:href="https://github.com/bouffalolab/bl_mcu_sdk" text:style-name="Internet_20_link" text:visited-style-name="Visited_20_Internet_20_Link">https://github.com/bouffalolab/bl_mcu_sdk</text:a></text:p>
      <text:p text:style-name="P91"><text:a xlink:type="simple" xlink:href="https://github.com/bouffalolab/bl_iot_sdk" text:style-name="Internet_20_link" text:visited-style-name="Visited_20_Internet_20_Link">https://github.com/bouffalolab/bl_iot_sdk</text:a></text:p>
      <text:p text:style-name="P32"><text:a xlink:type="simple" xlink:href="https://dev.bouffalolab.com/download" text:style-name="Internet_20_link" text:visited-style-name="Visited_20_Internet_20_Link">https://dev.bouffalolab.com/download</text:a></text:p>
      <text:p text:style-name="P31">Flashing tool (BlDevCube): <text:a xlink:type="simple" xlink:href="https://github.com/bouffalolab/flash_tools" text:style-name="Internet_20_link" text:visited-style-name="Visited_20_Internet_20_Link">https://github.com/bouffalolab/flash_tools</text:a></text:p>
      <text:p text:style-name="P31">GitHub: <text:a xlink:type="simple" xlink:href="https://github.com/bouffalolab" text:style-name="Internet_20_link" text:visited-style-name="Visited_20_Internet_20_Link">https://github.com/bouffalolab</text:a></text:p>
      <text:p text:style-name="P95">Developer forum: <text:a xlink:type="simple" xlink:href="https://bbs.bouffalolab.com/t/english-forum" text:style-name="Internet_20_link" text:visited-style-name="Visited_20_Internet_20_Link">https://bbs.bouffalolab.com/t/english-forum</text:a></text:p>
      <text:p text:style-name="P93"><text:span text:style-name="T18">I</text:span>nteresting information not found in BouffaloLab documents: <text:a xlink:type="simple" xlink:href="https://github.com/pine64/" text:style-name="Internet_20_link" text:visited-style-name="Visited_20_Internet_20_Link">https://github.com/pine64/</text:a></text:p>
      <text:h text:style-name="P63"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94"><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85">Documentation: <text:a xlink:type="simple" xlink:href="https://wiki.pine64.org/wiki/PineCone" text:style-name="Internet_20_link" text:visited-style-name="Visited_20_Internet_20_Link">https://wiki.pine64.org/wiki/PineCone</text:a></text:p>
      <text:p text:style-name="P85">Review: <text:a xlink:type="simple" xlink:href="https://lupyuen.github.io/articles/pinecone" text:style-name="Internet_20_link" text:visited-style-name="Visited_20_Internet_20_Link">https://lupyuen.github.io/articles/pinecone</text:a></text:p>
      <text:p text:style-name="P85">Tutorials: <text:a xlink:type="simple" xlink:href="https://lupyuen.github.io/articles/book" text:style-name="Internet_20_link" text:visited-style-name="Visited_20_Internet_20_Link">https://lupyuen.github.io/articles/book</text:a></text:p>
      <text:h text:style-name="P73" text:outline-level="3"><text:bookmark-start text:name="__RefHeading___Toc337_3513121647 Copy 2"/><text:span text:style-name="T7">Third-party d</text:span>evelopment board: <text:span text:style-name="T20">Ai-WB2-32S</text:span><text:bookmark-end text:name="__RefHeading___Toc337_3513121647 Copy 2"/></text:h>
      <text:p text:style-name="P97"><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87">Documentation: <text:a xlink:type="simple" xlink:href="https://docs.ai-thinker.com/en/wb2" text:style-name="Internet_20_link" text:visited-style-name="Visited_20_Internet_20_Link">https://docs.ai-thinker.com/en/wb2</text:a></text:p>
      <text:p text:style-name="P103">GitHub: <text:a xlink:type="simple" xlink:href="https://github.com/Ai-Thinker-Open/Ai-Thinker-WB2" text:style-name="Internet_20_link" text:visited-style-name="Visited_20_Internet_20_Link">https://github.com/Ai-Thinker-Open/Ai-Thinker-WB2</text:a></text:p>
      <text:h text:style-name="P73" text:outline-level="3"><text:bookmark-start text:name="__RefHeading___Toc337_3513121647 Copy 2 Copy 1"/><text:span text:style-name="T7">Third-party d</text:span>evelopment board: <text:span text:style-name="T20">XT-BL12</text:span><text:bookmark-end text:name="__RefHeading___Toc337_3513121647 Copy 2 Copy 1"/></text:h>
      <text:p text:style-name="P97"><text:span text:style-name="T7">Purchase link</text:span><text:span text:style-name="T20">s</text:span><text:span text:style-name="T7">:</text:span></text:p>
      <text:p text:style-name="P99"><text:a xlink:type="simple" xlink:href="https://www.aliexpress.com/item/1005005083839351.html" text:style-name="Internet_20_link" text:visited-style-name="Visited_20_Internet_20_Link">https://www.aliexpress.com/item/1005005083839351.html</text:a></text:p>
      <text:p text:style-name="P98"><text:a xlink:type="simple" xlink:href="https://www.aliexpress.com/item/1005003695650307.html" text:style-name="Internet_20_link" text:visited-style-name="Visited_20_Internet_20_Link">https://www.aliexpress.com/item/1005003695650307.html</text:a></text:p>
      <text:p text:style-name="P97"><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64" text:outline-level="2"><text:bookmark-start text:name="__RefHeading___Toc1507_2182544480"/>BL702<text:bookmark-end text:name="__RefHeading___Toc1507_2182544480"/></text:h>
      <text:h text:style-name="P71" text:outline-level="3"><text:bookmark-start text:name="__RefHeading___Toc337_3513121647 Copy 1"/><text:span text:style-name="T7">Third-party d</text:span>evelopment board: <text:span text:style-name="T19">M0 Sense</text:span><text:bookmark-end text:name="__RefHeading___Toc337_3513121647 Copy 1"/></text:h>
      <text:p text:style-name="P94"><text:span text:style-name="T7">Purchase link:</text:span><text:span text:style-name="T10"> </text:span><text:a xlink:type="simple" xlink:href="https://www.aliexpress.com/item/1005005012406688.html" text:style-name="Internet_20_link" text:visited-style-name="Visited_20_Internet_20_Link"><text:span text:style-name="T10">https://www.aliexpress.com/item/1005005012406688.html</text:span></text:a></text:p>
      <text:p text:style-name="P85">Documentation: <text:a xlink:type="simple" xlink:href="https://dl.sipeed.com/shareURL/Maix-Zero/M0sense" text:style-name="Internet_20_link" text:visited-style-name="Visited_20_Internet_20_Link">https://dl.sipeed.com/shareURL/Maix-Zero/M0sense</text:a></text:p>
      <text:p text:style-name="P103">GitHub: <text:a xlink:type="simple" xlink:href="https://github.com/sipeed/M0sense_BL702_example" text:style-name="Internet_20_link" text:visited-style-name="Visited_20_Internet_20_Link">https://github.com/sipeed/M0sense_BL702_example</text:a></text:p>
      <text:h text:style-name="P73"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97"><text:span text:style-name="T7">Purchase link</text:span><text:span text:style-name="T20">s</text:span><text:span text:style-name="T7">:</text:span></text:p>
      <text:p text:style-name="P99"><text:a xlink:type="simple" xlink:href="https://www.aliexpress.com/item/1005004134568356.html" text:style-name="Internet_20_link" text:visited-style-name="Visited_20_Internet_20_Link">https://www.aliexpress.com/item/1005004134568356.html</text:a></text:p>
      <text:p text:style-name="P102"><text:a xlink:type="simple" xlink:href="https://www.aliexpress.com/item/1005003747200098.html" text:style-name="Internet_20_link" text:visited-style-name="Visited_20_Internet_20_Link">https://www.aliexpress.com/item/1005003747200098.html</text:a></text:p>
      <text:p text:style-name="P97"><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64" text:outline-level="2"><text:bookmark-start text:name="__RefHeading___Toc1509_2182544480"/>BL<text:span text:style-name="T18">616</text:span><text:bookmark-end text:name="__RefHeading___Toc1509_2182544480"/></text:h>
      <text:h text:style-name="P71"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94"><text:span text:style-name="T7">Purchase link:</text:span><text:span text:style-name="T10"> </text:span><text:a xlink:type="simple" xlink:href="https://www.aliexpress.com/item/1005005142466936.html" text:style-name="Internet_20_link" text:visited-style-name="Visited_20_Internet_20_Link"><text:span text:style-name="T10">https://www.aliexpress.com/item/1005005142466936.html</text:span></text:a></text:p>
      <text:p text:style-name="P88"><text:soft-page-break/>Documentation: <text:a xlink:type="simple" xlink:href="https://dl.sipeed.com/shareURL/Maix-Zero/M0S" text:style-name="Internet_20_link" text:visited-style-name="Visited_20_Internet_20_Link">https://dl.sipeed.com/shareURL/Maix-Zero/M0S</text:a></text:p>
      <text:p text:style-name="P103">GitHub: <text:a xlink:type="simple" xlink:href="https://github.com/sipeed/M0S_BL616_example" text:style-name="Internet_20_link" text:visited-style-name="Visited_20_Internet_20_Link">https://github.com/sipeed/M0S_BL616_example</text:a></text:p>
      <text:h text:style-name="P73"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97"><text:span text:style-name="T7">Purchase link</text:span><text:span text:style-name="T20">s</text:span><text:span text:style-name="T7">:</text:span></text:p>
      <text:p text:style-name="P100"><text:a xlink:type="simple" xlink:href="https://www.aliexpress.com/item/1005005407942430.html" text:style-name="Internet_20_link" text:visited-style-name="Visited_20_Internet_20_Link">https://www.aliexpress.com/item/1005005407942430.html</text:a></text:p>
      <text:p text:style-name="P98"><text:a xlink:type="simple" xlink:href="https://www.aliexpress.com/item/1005005438854506.html" text:style-name="Internet_20_link" text:visited-style-name="Visited_20_Internet_20_Link">https://www.aliexpress.com/item/1005005438854506.html</text:a></text:p>
      <text:p text:style-name="P87">Documentation: <text:a xlink:type="simple" xlink:href="https://docs.ai-thinker.com/ai_m62" text:style-name="Internet_20_link" text:visited-style-name="Visited_20_Internet_20_Link">https://docs.ai-thinker.com/ai_m62</text:a></text:p>
      <text:h text:style-name="P64" text:outline-level="2"><text:bookmark-start text:name="__RefHeading___Toc1511_2182544480"/>BL<text:span text:style-name="T18">61</text:span><text:span text:style-name="T20">8</text:span><text:bookmark-end text:name="__RefHeading___Toc1511_2182544480"/></text:h>
      <text:h text:style-name="P73"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97"><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88">Documentation: <text:a xlink:type="simple" xlink:href="https://dl.sipeed.com/shareURL/Maix-Zero/M0P" text:style-name="Internet_20_link" text:visited-style-name="Visited_20_Internet_20_Link">https://dl.sipeed.com/shareURL/Maix-Zero/M0P</text:a></text:p>
      <text:p text:style-name="P103">GitHub: <text:a xlink:type="simple" xlink:href="https://github.com/sipeed/M0P_BL618_examples" text:style-name="Internet_20_link" text:visited-style-name="Visited_20_Internet_20_Link">https://github.com/sipeed/M0P_BL618_examples</text:a></text:p>
      <text:h text:style-name="P73"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97"><text:span text:style-name="T7">Purchase link</text:span><text:span text:style-name="T20">s</text:span><text:span text:style-name="T7">:</text:span></text:p>
      <text:p text:style-name="P101"><text:a xlink:type="simple" xlink:href="https://www.aliexpress.com/item/1005005407539968.html" text:style-name="Internet_20_link" text:visited-style-name="Visited_20_Internet_20_Link">https://www.aliexpress.com/item/1005005407539968.html</text:a></text:p>
      <text:p text:style-name="P98"><text:a xlink:type="simple" xlink:href="https://www.aliexpress.com/item/1005005407935386.html" text:style-name="Internet_20_link" text:visited-style-name="Visited_20_Internet_20_Link">https://www.aliexpress.com/item/1005005407935386.html</text:a></text:p>
      <text:p text:style-name="P97"><text:span text:style-name="T10">Documentation: </text:span><text:a xlink:type="simple" xlink:href="https://docs.ai-thinker.com/ai_m61" text:style-name="Internet_20_link" text:visited-style-name="Visited_20_Internet_20_Link"><text:span text:style-name="T10">https://docs.ai-thinker.com/ai_m61</text:span></text:a></text:p>
      <text:h text:style-name="P64" text:outline-level="2"><text:bookmark-start text:name="__RefHeading___Toc1513_2182544480"/>BL<text:span text:style-name="T18">808</text:span><text:bookmark-end text:name="__RefHeading___Toc1513_2182544480"/></text:h>
      <text:h text:style-name="P72"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96"><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86">Documentation: <text:a xlink:type="simple" xlink:href="https://wiki.pine64.org/wiki/Ox64" text:style-name="Internet_20_link" text:visited-style-name="Visited_20_Internet_20_Link">https://wiki.pine64.org/wiki/Ox64</text:a></text:p>
      <text:h text:style-name="P72" text:outline-level="3"><text:bookmark-start text:name="__RefHeading___Toc337_3513121647 Copy 1 Copy 2"/><text:span text:style-name="T7">Third-party d</text:span>evelopment board: <text:span text:style-name="T19">M1S Dock</text:span><text:bookmark-end text:name="__RefHeading___Toc337_3513121647 Copy 1 Copy 2"/></text:h>
      <text:p text:style-name="P94"><text:span text:style-name="T7">Purchase link:</text:span><text:span text:style-name="T10"> </text:span><text:a xlink:type="simple" xlink:href="https://www.aliexpress.com/item/1005004970779483.html" text:style-name="Internet_20_link" text:visited-style-name="Visited_20_Internet_20_Link"><text:span text:style-name="T10">https://www.aliexpress.com/item/1005004970779483.html</text:span></text:a></text:p>
      <text:p text:style-name="P88">Documentation: <text:a xlink:type="simple" xlink:href="https://dl.sipeed.com/shareURL/MAIX/M1s" text:style-name="Internet_20_link" text:visited-style-name="Visited_20_Internet_20_Link">https://dl.sipeed.com/shareURL/MAIX/M1s</text:a></text:p>
      <text:p text:style-name="P103">GitHub:</text:p>
      <text:p text:style-name="P105"><text:a xlink:type="simple" xlink:href="https://github.com/sipeed/M1s_BL808_example" text:style-name="Internet_20_link" text:visited-style-name="Visited_20_Internet_20_Link">https://github.com/sipeed/M1s_BL808_example</text:a></text:p>
      <text:p text:style-name="P105"><text:a xlink:type="simple" xlink:href="https://github.com/sipeed/M1s_BL808_SDK" text:style-name="Internet_20_link" text:visited-style-name="Visited_20_Internet_20_Link">https://github.com/sipeed/M1s_BL808_SDK</text:a></text:p>
      <text:p text:style-name="P104"><text:a xlink:type="simple" xlink:href="https://github.com/sipeed/M1s_BL808_Linux_SDK" text:style-name="Internet_20_link" text:visited-style-name="Visited_20_Internet_20_Link">https://github.com/sipeed/M1s_BL808_Linux_SDK</text:a></text:p>
      <text:h text:style-name="Heading_20_1" text:outline-level="1"><text:bookmark-start text:name="__RefHeading___Toc343_3513121647"/><text:soft-page-break/>Espressif<text:bookmark-end text:name="__RefHeading___Toc343_3513121647"/></text:h>
      <text:p text:style-name="P25">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24">Their current RISC-V product range includes the ESP32-C2/<text:span text:style-name="T15">ESP8684</text:span>, ESP32-C3/ESP8685, ESP32-C6, <text:span text:style-name="T16">and ESP32-H2</text:span>.</text:p>
      <text:p text:style-name="P42">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2">Pins</text:p>
          </table:table-cell>
          <table:table-cell table:style-name="Table3.A1" office:value-type="string">
            <text:p text:style-name="P9"><text:span text:style-name="T15">F</text:span>req.</text:p>
          </table:table-cell>
          <table:table-cell table:style-name="Table3.A1" office:value-type="string">
            <text:p text:style-name="P10">RAM</text:p>
          </table:table-cell>
          <table:table-cell table:style-name="Table3.A1" office:value-type="string">
            <text:p text:style-name="P10">Flash</text:p>
          </table:table-cell>
          <table:table-cell table:style-name="Table3.A1" office:value-type="string">
            <text:p text:style-name="P11">WiFi</text:p>
          </table:table-cell>
          <table:table-cell table:style-name="Table3.A1" office:value-type="string">
            <text:p text:style-name="P11">BLE</text:p>
          </table:table-cell>
          <table:table-cell table:style-name="Table3.A1" office:value-type="string">
            <text:p text:style-name="P12">802.15.4</text:p>
          </table:table-cell>
          <table:table-cell table:style-name="Table3.I1" office:value-type="string">
            <text:p text:style-name="P9">Notes</text:p>
          </table:table-cell>
        </table:table-row>
        <table:table-row>
          <table:table-cell table:style-name="Table3.A2" office:value-type="string">
            <text:p text:style-name="P13">ESP8684</text:p>
          </table:table-cell>
          <table:table-cell table:style-name="Table3.A2" office:value-type="string">
            <text:p text:style-name="P17">24</text:p>
          </table:table-cell>
          <table:table-cell table:style-name="Table3.A2" office:value-type="string">
            <text:p text:style-name="P19">120MHz</text:p>
          </table:table-cell>
          <table:table-cell table:style-name="Table3.A2" office:value-type="string">
            <text:p text:style-name="P18">272KB</text:p>
          </table:table-cell>
          <table:table-cell table:style-name="Table3.A2" office:value-type="string">
            <text:p text:style-name="P18">1/2/4MB</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no</text:p>
          </table:table-cell>
          <table:table-cell table:style-name="Table3.I2" office:value-type="string">
            <text:p text:style-name="P15"/>
          </table:table-cell>
        </table:table-row>
        <table:table-row>
          <table:table-cell table:style-name="Table3.A2" office:value-type="string">
            <text:p text:style-name="P13">ESP32-C3</text:p>
          </table:table-cell>
          <table:table-cell table:style-name="Table3.A2" office:value-type="string">
            <text:p text:style-name="P17">32</text:p>
          </table:table-cell>
          <table:table-cell table:style-name="Table3.A2" office:value-type="string">
            <text:p text:style-name="P19">160MHz</text:p>
          </table:table-cell>
          <table:table-cell table:style-name="Table3.A2" office:value-type="string">
            <text:p text:style-name="P18">400KB</text:p>
          </table:table-cell>
          <table:table-cell table:style-name="Table3.A2" office:value-type="string">
            <text:p text:style-name="P18">0/4MB</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no</text:p>
          </table:table-cell>
          <table:table-cell table:style-name="Table3.I2" office:value-type="string">
            <text:p text:style-name="P16"/>
          </table:table-cell>
        </table:table-row>
        <table:table-row>
          <table:table-cell table:style-name="Table3.A2" office:value-type="string">
            <text:p text:style-name="P13">ESP8685</text:p>
          </table:table-cell>
          <table:table-cell table:style-name="Table3.A2" office:value-type="string">
            <text:p text:style-name="P17">28</text:p>
          </table:table-cell>
          <table:table-cell table:style-name="Table3.A2" office:value-type="string">
            <text:p text:style-name="P19">160MHz</text:p>
          </table:table-cell>
          <table:table-cell table:style-name="Table3.A2" office:value-type="string">
            <text:p text:style-name="P18">400KB</text:p>
          </table:table-cell>
          <table:table-cell table:style-name="Table3.A2" office:value-type="string">
            <text:p text:style-name="P18">2/4MB</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no</text:p>
          </table:table-cell>
          <table:table-cell table:style-name="Table3.I2" office:value-type="string">
            <text:p text:style-name="P14"/>
          </table:table-cell>
        </table:table-row>
        <table:table-row>
          <table:table-cell table:style-name="Table3.A2" office:value-type="string">
            <text:p text:style-name="P20">ESP32-C6</text:p>
          </table:table-cell>
          <table:table-cell table:style-name="Table3.A2" office:value-type="string">
            <text:p text:style-name="P17">40</text:p>
          </table:table-cell>
          <table:table-cell table:style-name="Table3.A2" office:value-type="string">
            <text:p text:style-name="P19">160MHz</text:p>
          </table:table-cell>
          <table:table-cell table:style-name="Table3.A2" office:value-type="string">
            <text:p text:style-name="P18">512KB</text:p>
          </table:table-cell>
          <table:table-cell table:style-name="Table3.A2" office:value-type="string">
            <text:p text:style-name="P18">0/4MB</text:p>
          </table:table-cell>
          <table:table-cell table:style-name="Table3.A2" office:value-type="string">
            <text:p text:style-name="P17">a/x</text:p>
          </table:table-cell>
          <table:table-cell table:style-name="Table3.A2" office:value-type="string">
            <text:p text:style-name="P17">yes</text:p>
          </table:table-cell>
          <table:table-cell table:style-name="Table3.A2" office:value-type="string">
            <text:p text:style-name="P17">yes</text:p>
          </table:table-cell>
          <table:table-cell table:style-name="Table3.I2" office:value-type="string">
            <text:p text:style-name="P19">Has 2 CPU (one low power)</text:p>
          </table:table-cell>
        </table:table-row>
        <table:table-row>
          <table:table-cell table:style-name="Table3.A2" office:value-type="string">
            <text:p text:style-name="P20">ESP32-H2</text:p>
          </table:table-cell>
          <table:table-cell table:style-name="Table3.A2" office:value-type="string">
            <text:p text:style-name="P17">32</text:p>
          </table:table-cell>
          <table:table-cell table:style-name="Table3.A2" office:value-type="string">
            <text:p text:style-name="P19">96MHz</text:p>
          </table:table-cell>
          <table:table-cell table:style-name="Table3.A2" office:value-type="string">
            <text:p text:style-name="P18">320KB</text:p>
          </table:table-cell>
          <table:table-cell table:style-name="Table3.A2" office:value-type="string">
            <text:p text:style-name="P18">2/4MB</text:p>
          </table:table-cell>
          <table:table-cell table:style-name="Table3.A2" office:value-type="string">
            <text:p text:style-name="P17">a/x</text:p>
          </table:table-cell>
          <table:table-cell table:style-name="Table3.A2" office:value-type="string">
            <text:p text:style-name="P17">yes</text:p>
          </table:table-cell>
          <table:table-cell table:style-name="Table3.A2" office:value-type="string">
            <text:p text:style-name="P17">yes</text:p>
          </table:table-cell>
          <table:table-cell table:style-name="Table3.I2" office:value-type="string">
            <text:p text:style-name="P19">Low-power applications</text:p>
          </table:table-cell>
        </table:table-row>
      </table:table>
      <text:p text:style-name="P41">GitHub: <text:a xlink:type="simple" xlink:href="https://github.com/espressif" text:style-name="Internet_20_link" text:visited-style-name="Visited_20_Internet_20_Link">https://github.com/espressif</text:a></text:p>
      <text:p text:style-name="P43"><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58" text:outline-level="2"><text:bookmark-start text:name="__RefHeading___Toc1147_2887080021"/>ESP8684<text:bookmark-end text:name="__RefHeading___Toc1147_2887080021"/></text:h>
      <text:h text:style-name="P65" text:outline-level="3"><text:bookmark-start text:name="__RefHeading___Toc345_3513121647 Copy 1"/>Official <text:span text:style-name="T7">d</text:span>evelopment board: ESP<text:span text:style-name="T16">8684</text:span>-DevKitM-1<text:bookmark-end text:name="__RefHeading___Toc345_3513121647 Copy 1"/></text:h>
      <text:p text:style-name="P49"><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43">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65" text:outline-level="3"><text:bookmark-start text:name="__RefHeading___Toc351_3513121647 Copy 1"/>Documentation<text:bookmark-end text:name="__RefHeading___Toc351_3513121647 Copy 1"/></text:h>
      <text:p text:style-name="P43"><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43"><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57"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29"><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3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3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35">Purchase link: <text:a xlink:type="simple" xlink:href="https://www.aliexpress.com/item/1005003613170790.html" text:style-name="Internet_20_link" text:visited-style-name="Visited_20_Internet_20_Link">https://www.aliexpress.com/item/1005003613170790.html</text:a></text:p>
      <text:p text:style-name="P31">Documentation: <text:a xlink:type="simple" xlink:href="http://www.vcc-gnd.com/" text:style-name="Internet_20_link" text:visited-style-name="Visited_20_Internet_20_Link">http://www.vcc-gnd.com/</text:a></text:p>
      <text:h text:style-name="Heading_20_3" text:outline-level="3"><text:bookmark-start text:name="__RefHeading___Toc351_3513121647"/>Documentation<text:bookmark-end text:name="__RefHeading___Toc351_3513121647"/></text:h>
      <text:p text:style-name="P31"><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31"><text:span text:style-name="T16">R</text:span>elevant documents are <text:span text:style-name="T8">ESP32-C3 Datasheet</text:span>, <text:span text:style-name="T8">ESP32-C3 Technical Reference Manual</text:span>, and <text:span text:style-name="T8">ESP32-C3 Series SoC Errata</text:span>.</text:p>
      <text:h text:style-name="P58" text:outline-level="2"><text:bookmark-start text:name="__RefHeading___Toc1151_2887080021"/>ESP32-C6<text:bookmark-end text:name="__RefHeading___Toc1151_2887080021"/></text:h>
      <text:h text:style-name="P65"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49"><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43">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65" text:outline-level="3"><text:bookmark-start text:name="__RefHeading___Toc351_3513121647 Copy 1 Copy 1"/>Documentation<text:bookmark-end text:name="__RefHeading___Toc351_3513121647 Copy 1 Copy 1"/></text:h>
      <text:p text:style-name="P43">Data sheets &amp; reference manuals: </text:p>
      <text:p text:style-name="P43"><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43"><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58" text:outline-level="2"><text:bookmark-start text:name="__RefHeading___Toc1153_2887080021"/>ESP32-H2<text:bookmark-end text:name="__RefHeading___Toc1153_2887080021"/></text:h>
      <text:h text:style-name="P65"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49"><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43">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65" text:outline-level="3"><text:bookmark-start text:name="__RefHeading___Toc351_3513121647 Copy 1 Copy 1 Copy 1"/>Documentation<text:bookmark-end text:name="__RefHeading___Toc351_3513121647 Copy 1 Copy 1 Copy 1"/></text:h>
      <text:p text:style-name="P51">SoC documentation is not available yet as of 2023-04-28.</text:p>
      <text:h text:style-name="Heading_20_1" text:outline-level="1"><text:bookmark-start text:name="__RefHeading___Toc353_3513121647"/><text:soft-page-break/>GigaDevice<text:bookmark-end text:name="__RefHeading___Toc353_3513121647"/></text:h>
      <text:p text:style-name="P52"><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59" text:outline-level="2"><text:bookmark-start text:name="__RefHeading___Toc547_3513121647"/>Official <text:span text:style-name="T7">d</text:span>evelopment board: GD32VF103C-START<text:bookmark-end text:name="__RefHeading___Toc547_3513121647"/></text:h>
      <text:p text:style-name="P31">Purchase link: <text:a xlink:type="simple" xlink:href="https://www.lcsc.com/product-detail/C432220.html" text:style-name="Internet_20_link" text:visited-style-name="Visited_20_Internet_20_Link">https://www.lcsc.com/product-detail/C432220.html</text:a></text:p>
      <text:p text:style-name="P31">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31">Purchase link: <text:a xlink:type="simple" xlink:href="https://www.aliexpress.com/item/1005002542610332.html" text:style-name="Internet_20_link" text:visited-style-name="Visited_20_Internet_20_Link">https://www.aliexpress.com/item/1005002542610332.html</text:a></text:p>
      <text:p text:style-name="P31">Documentation: <text:a xlink:type="simple" xlink:href="https://github.com/sipeed/Longan-DOC" text:style-name="Internet_20_link" text:visited-style-name="Visited_20_Internet_20_Link">https://github.com/sipeed/Longan-DOC</text:a></text:p>
      <text:p text:style-name="P45">Downloads: <text:a xlink:type="simple" xlink:href="https://dl.sipeed.com/shareURL/LONGAN/Nano" text:style-name="Internet_20_link" text:visited-style-name="Visited_20_Internet_20_Link">https://dl.sipeed.com/shareURL/LONGAN/Nano</text:a></text:p>
      <text:p text:style-name="P31">Note: an additional JTAG adapter is needed to program the chip. If you don't already have one (e.g. JLink), you can buy Sipeed's USB-JTAG/TTL.</text:p>
      <text:p text:style-name="P31">Purchase link: <text:a xlink:type="simple" xlink:href="https://www.aliexpress.com/item/1005002714665888.html" text:style-name="Internet_20_link" text:visited-style-name="Visited_20_Internet_20_Link">https://www.aliexpress.com/item/1005002714665888.html</text:a></text:p>
      <text:h text:style-name="P59" text:outline-level="2"><text:bookmark-start text:name="__RefHeading___Toc361_3513121647"/>Documentation, SDK and tools<text:bookmark-end text:name="__RefHeading___Toc361_3513121647"/></text:h>
      <text:p text:style-name="P31">Download URL: <text:a xlink:type="simple" xlink:href="https://www.gd32mcu.com/en/download?kw=GD32VF1" text:style-name="Internet_20_link" text:visited-style-name="Visited_20_Internet_20_Link">https://www.gd32mcu.com/en/download?kw=GD32VF1</text:a></text:p>
      <text:p text:style-name="P31">Data sheets &amp; reference manuals: relevant documents are <text:span text:style-name="T8">GD32VF103xx Datasheet</text:span> and <text:span text:style-name="T8">GD32VF103 User Manual</text:span>.</text:p>
      <text:p text:style-name="P31">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35">WCH provides a much wider range of RISC-V MCU than any other manufacturer. For this reason, each chip has its own section below.</text:p>
      <text:p text:style-name="P35">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35">An interesting thing to note is the CH32V003 doesn't have an ARM equivalent, which <text:span text:style-name="T16">could</text:span> be a hint that, like Espressif, WCH will continue to concentrate their efforts on their RISC-V products.</text:p>
      <text:p text:style-name="P31">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30">CH32V003</text:p>
          </table:table-cell>
          <table:table-cell table:style-name="Table2.A2" office:value-type="string">
            <text:p text:style-name="P30">RV32EC</text:p>
          </table:table-cell>
          <table:table-cell table:style-name="Table2.A2" office:value-type="string">
            <text:p text:style-name="P36">48 MHz</text:p>
          </table:table-cell>
          <table:table-cell table:style-name="Table2.A2" office:value-type="string">
            <text:p text:style-name="P36">2.7-5.5V</text:p>
          </table:table-cell>
          <table:table-cell table:style-name="Table2.E2" office:value-type="string">
            <text:p text:style-name="P30">Low pin count (8, 16, 20)</text:p>
          </table:table-cell>
        </table:table-row>
        <table:table-row>
          <table:table-cell table:style-name="Table2.A2" office:value-type="string">
            <text:p text:style-name="P30">CH32V103</text:p>
          </table:table-cell>
          <table:table-cell table:style-name="Table2.A2" office:value-type="string">
            <text:p text:style-name="P30">RV32IMAC</text:p>
          </table:table-cell>
          <table:table-cell table:style-name="Table2.A2" office:value-type="string">
            <text:p text:style-name="P36">80 MHz</text:p>
          </table:table-cell>
          <table:table-cell table:style-name="Table2.A2" office:value-type="string">
            <text:p text:style-name="P36">2.7-5.5V</text:p>
          </table:table-cell>
          <table:table-cell table:style-name="Table2.E2" office:value-type="string">
            <text:p text:style-name="Table_20_Contents"/>
          </table:table-cell>
        </table:table-row>
        <table:table-row>
          <table:table-cell table:style-name="Table2.A2" office:value-type="string">
            <text:p text:style-name="P30">CH32V203</text:p>
          </table:table-cell>
          <table:table-cell table:style-name="Table2.A2" office:value-type="string">
            <text:p text:style-name="P30">RV32IMAC</text:p>
          </table:table-cell>
          <table:table-cell table:style-name="Table2.A2" office:value-type="string">
            <text:p text:style-name="P36">144 MHz</text:p>
          </table:table-cell>
          <table:table-cell table:style-name="Table2.A2" office:value-type="string">
            <text:p text:style-name="P36">2.4-3.6V</text:p>
          </table:table-cell>
          <table:table-cell table:style-name="Table2.E2" office:value-type="string">
            <text:p text:style-name="P48">CH32V203RBT6 has Ethernet</text:p>
          </table:table-cell>
        </table:table-row>
        <table:table-row>
          <table:table-cell table:style-name="Table2.A2" office:value-type="string">
            <text:p text:style-name="P30">CH32V208</text:p>
          </table:table-cell>
          <table:table-cell table:style-name="Table2.A2" office:value-type="string">
            <text:p text:style-name="P30">RV32IMAC</text:p>
          </table:table-cell>
          <table:table-cell table:style-name="Table2.A2" office:value-type="string">
            <text:p text:style-name="P36">144 MHz</text:p>
          </table:table-cell>
          <table:table-cell table:style-name="Table2.A2" office:value-type="string">
            <text:p text:style-name="P36">2.4-3.6V</text:p>
          </table:table-cell>
          <table:table-cell table:style-name="Table2.E2" office:value-type="string">
            <text:p text:style-name="P30">BLE <text:span text:style-name="T14">+ Ethernet</text:span></text:p>
          </table:table-cell>
        </table:table-row>
        <table:table-row>
          <table:table-cell table:style-name="Table2.A2" office:value-type="string">
            <text:p text:style-name="P30">CH32V30<text:span text:style-name="T8">x</text:span></text:p>
          </table:table-cell>
          <table:table-cell table:style-name="Table2.A2" office:value-type="string">
            <text:p text:style-name="P30">RV32IMAFC</text:p>
          </table:table-cell>
          <table:table-cell table:style-name="Table2.A2" office:value-type="string">
            <text:p text:style-name="P36">144 MHz</text:p>
          </table:table-cell>
          <table:table-cell table:style-name="Table2.A2" office:value-type="string">
            <text:p text:style-name="P36">2.4-3.6V</text:p>
          </table:table-cell>
          <table:table-cell table:style-name="Table2.E2" office:value-type="string">
            <text:p text:style-name="P30"><text:span text:style-name="T13">CH32V307 has </text:span>Ethernet</text:p>
          </table:table-cell>
        </table:table-row>
        <table:table-row>
          <table:table-cell table:style-name="Table2.A2" office:value-type="string">
            <text:p text:style-name="P30">CH582</text:p>
          </table:table-cell>
          <table:table-cell table:style-name="Table2.A2" office:value-type="string">
            <text:p text:style-name="P30">RV32IMAC</text:p>
          </table:table-cell>
          <table:table-cell table:style-name="Table2.A2" office:value-type="string">
            <text:p text:style-name="P36">80 MHz</text:p>
          </table:table-cell>
          <table:table-cell table:style-name="Table2.A2" office:value-type="string">
            <text:p text:style-name="P36">2.3-3.6V</text:p>
          </table:table-cell>
          <table:table-cell table:style-name="Table2.E2" office:value-type="string">
            <text:p text:style-name="P30">BLE, ultra low power</text:p>
          </table:table-cell>
        </table:table-row>
      </table:table>
      <text:p text:style-name="P31">WCH also makes the CH573 which is comparable to but, in my opinion, less interesting than the CH582, and the CH569, which is specifically intended for communication applications and supports USB 3.0.</text:p>
      <text:p text:style-name="P46">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31">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31">A proprietary programmer / debugger is needed to flash WCH chips, the WCH-LinkE.</text:p>
      <text:p text:style-name="P31">Purchase link: <text:a xlink:type="simple" xlink:href="https://www.aliexpress.com/item/1005004881582037.html" text:style-name="Internet_20_link" text:visited-style-name="Visited_20_Internet_20_Link">https://www.aliexpress.com/item/1005004881582037.html</text:a></text:p>
      <text:p text:style-name="P31">One is already included with the official evaluation kit for the CH32V003, and the CH32V003 + CH32V203 evaluation kit combo.</text:p>
      <text:p text:style-name="P31">The flashing software, WCHISPTool, is unfortunately Windows-only and doesn't work under Wine.</text:p>
      <text:p text:style-name="P31">Download link: <text:a xlink:type="simple" xlink:href="http://wch-ic.com/downloads/WCHISPTool_Setup_exe.html" text:style-name="Internet_20_link" text:visited-style-name="Visited_20_Internet_20_Link">http://wch-ic.com/downloads/WCHISPTool_Setup_exe.html</text:a></text:p>
      <text:p text:style-name="P31"><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31">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31">WCH provides modified versions of OpenOCD and GCC with MounRiver, but these toolchains can also be downloaded separately, e.g. for installation on a continuous integration server.</text:p>
      <text:p text:style-name="P31">Download link: <text:a xlink:type="simple" xlink:href="http://www.mounriver.com/" text:style-name="Internet_20_link" text:visited-style-name="Visited_20_Internet_20_Link">http://www.mounriver.com/</text:a></text:p>
      <text:h text:style-name="P6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31">Purchase link: <text:a xlink:type="simple" xlink:href="https://www.aliexpress.com/item/1005004895791296.html" text:style-name="Internet_20_link" text:visited-style-name="Visited_20_Internet_20_Link">https://www.aliexpress.com/item/1005004895791296.html</text:a></text:p>
      <text:h text:style-name="P66" text:outline-level="3"><text:bookmark-start text:name="__RefHeading___Toc530_35131216471"/>Third-party development board: nanoCH32V<text:span text:style-name="T11">003</text:span><text:bookmark-end text:name="__RefHeading___Toc530_35131216471"/></text:h>
      <text:p text:style-name="P39">Purchase link: <text:a xlink:type="simple" xlink:href="https://www.aliexpress.com/item/1005005221751705.html" text:style-name="Internet_20_link" text:visited-style-name="Visited_20_Internet_20_Link">https://www.aliexpress.com/item/1005005221751705.html</text:a></text:p>
      <text:p text:style-name="P38">Documentation: <text:a xlink:type="simple" xlink:href="https://github.com/wuxx/nanoCH32V003" text:style-name="Internet_20_link" text:visited-style-name="Visited_20_Internet_20_Link">https://github.com/wuxx/nanoCH32V003</text:a></text:p>
      <text:h text:style-name="P68" text:outline-level="3"><text:bookmark-start text:name="__RefHeading___Toc361_35131216471"/>Documentation <text:span text:style-name="T7">and</text:span> SDK<text:bookmark-end text:name="__RefHeading___Toc361_35131216471"/></text:h>
      <text:p text:style-name="P31">Data sheet: <text:a xlink:type="simple" xlink:href="http://wch-ic.com/downloads/CH32V003DS0_PDF.html" text:style-name="Internet_20_link" text:visited-style-name="Visited_20_Internet_20_Link">http://wch-ic.com/downloads/CH32V003DS0_PDF.html</text:a></text:p>
      <text:p text:style-name="P31">Reference manual: <text:a xlink:type="simple" xlink:href="http://wch-ic.com/downloads/CH32V003RM_PDF.html" text:style-name="Internet_20_link" text:visited-style-name="Visited_20_Internet_20_Link">http://wch-ic.com/downloads/CH32V003RM_PDF.html</text:a></text:p>
      <text:p text:style-name="P31">Processor manual: <text:a xlink:type="simple" xlink:href="http://wch-ic.com/downloads/QingKeV2_Processor_Manual_PDF.html" text:style-name="Internet_20_link" text:visited-style-name="Visited_20_Internet_20_Link">http://wch-ic.com/downloads/QingKeV2_Processor_Manual_PDF.html</text:a></text:p>
      <text:p text:style-name="P31">SDK: <text:a xlink:type="simple" xlink:href="https://www.wch.cn/downloads/CH32V003EVT_ZIP.html" text:style-name="Internet_20_link" text:visited-style-name="Visited_20_Internet_20_Link">https://www.wch.cn/downloads/CH32V003EVT_ZIP.html</text:a></text:p>
      <text:h text:style-name="P59"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31">Purchase links:</text:p>
      <text:p text:style-name="P92"><text:a xlink:type="simple" xlink:href="https://www.lcsc.com/product-detail/C2943983.html" text:style-name="Internet_20_link" text:visited-style-name="Visited_20_Internet_20_Link">https://www.lcsc.com/product-detail/C2943983.html</text:a></text:p>
      <text:p text:style-name="P92"><text:a xlink:type="simple" xlink:href="https://www.lcsc.com/product-detail/C2943982.html" text:style-name="Internet_20_link" text:visited-style-name="Visited_20_Internet_20_Link">https://www.lcsc.com/product-detail/C2943982.html</text:a></text:p>
      <text:p text:style-name="P32"><text:a xlink:type="simple" xlink:href="https://www.aliexpress.com/item/1005004607642695.html" text:style-name="Internet_20_link" text:visited-style-name="Visited_20_Internet_20_Link">https://www.aliexpress.com/item/1005004607642695.html</text:a></text:p>
      <text:h text:style-name="P67" text:outline-level="3"><text:bookmark-start text:name="__RefHeading___Toc516_3513121647"/>Third-party development board: BluePill+ CH32V103<text:bookmark-end text:name="__RefHeading___Toc516_3513121647"/></text:h>
      <text:p text:style-name="P34">Purchase link: <text:a xlink:type="simple" xlink:href="https://www.aliexpress.com/item/1005001474741936.html" text:style-name="Internet_20_link" text:visited-style-name="Visited_20_Internet_20_Link">https://www.aliexpress.com/item/1005001474741936.html</text:a></text:p>
      <text:p text:style-name="P31">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text:soft-page-break/>Documentation <text:span text:style-name="T7">and</text:span> SDK<text:bookmark-end text:name="__RefHeading___Toc361_351312164711"/></text:h>
      <text:p text:style-name="P31">Data sheet: <text:a xlink:type="simple" xlink:href="http://wch-ic.com/downloads/CH32V103DS0_PDF.html" text:style-name="Internet_20_link" text:visited-style-name="Visited_20_Internet_20_Link">http://wch-ic.com/downloads/CH32V103DS0_PDF.html</text:a></text:p>
      <text:p text:style-name="P31">Reference manual: <text:a xlink:type="simple" xlink:href="http://wch-ic.com/downloads/CH32xRM_PDF.html" text:style-name="Internet_20_link" text:visited-style-name="Visited_20_Internet_20_Link">http://wch-ic.com/downloads/CH32xRM_PDF.html</text:a></text:p>
      <text:p text:style-name="P31">Processor manual: <text:a xlink:type="simple" xlink:href="http://wch-ic.com/downloads/QingKeV3_Processor_Manual_PDF.html" text:style-name="Internet_20_link" text:visited-style-name="Visited_20_Internet_20_Link">http://wch-ic.com/downloads/QingKeV3_Processor_Manual_PDF.html</text:a></text:p>
      <text:p text:style-name="P31">SDK: <text:a xlink:type="simple" xlink:href="https://www.wch.cn/downloads/CH32V103EVT_ZIP.html" text:style-name="Internet_20_link" text:visited-style-name="Visited_20_Internet_20_Link">https://www.wch.cn/downloads/CH32V103EVT_ZIP.html</text:a></text:p>
      <text:h text:style-name="P59" text:outline-level="2"><text:bookmark-start text:name="__RefHeading___Toc518_3513121647"/>CH32V<text:span text:style-name="T7">2</text:span>03<text:bookmark-end text:name="__RefHeading___Toc518_3513121647"/></text:h>
      <text:h text:style-name="P69" text:outline-level="3"><text:bookmark-start text:name="__RefHeading___Toc520_3513121647"/>Official development board<text:bookmark-end text:name="__RefHeading___Toc520_3513121647"/></text:h>
      <text:p text:style-name="P31">Purchase link: <text:a xlink:type="simple" xlink:href="https://www.aliexpress.com/item/1005004493040662.html" text:style-name="Internet_20_link" text:visited-style-name="Visited_20_Internet_20_Link">https://www.aliexpress.com/item/1005004493040662.html</text:a></text:p>
      <text:h text:style-name="P67" text:outline-level="3"><text:bookmark-start text:name="__RefHeading___Toc522_3513121647"/>Third-party development board: nanoCH32V203<text:bookmark-end text:name="__RefHeading___Toc522_3513121647"/></text:h>
      <text:p text:style-name="P34">Purchase link: <text:a xlink:type="simple" xlink:href="https://www.aliexpress.com/item/1005004908206775.html" text:style-name="Internet_20_link" text:visited-style-name="Visited_20_Internet_20_Link">https://www.aliexpress.com/item/1005004908206775.html</text:a></text:p>
      <text:p text:style-name="P31">Documentation: <text:a xlink:type="simple" xlink:href="https://github.com/wuxx/nanoCH32V203" text:style-name="Internet_20_link" text:visited-style-name="Visited_20_Internet_20_Link">https://github.com/wuxx/nanoCH32V203</text:a></text:p>
      <text:h text:style-name="P69" text:outline-level="3"><text:bookmark-start text:name="__RefHeading___Toc361_3513121647111"/>Documentation <text:span text:style-name="T7">and</text:span> SDK<text:bookmark-end text:name="__RefHeading___Toc361_3513121647111"/></text:h>
      <text:p text:style-name="P31">Data sheet: <text:a xlink:type="simple" xlink:href="http://wch-ic.com/downloads/CH32V203DS0_PDF.html" text:style-name="Internet_20_link" text:visited-style-name="Visited_20_Internet_20_Link">http://wch-ic.com/downloads/CH32V203DS0_PDF.html</text:a></text:p>
      <text:p text:style-name="P31">Reference manual: <text:a xlink:type="simple" xlink:href="http://wch-ic.com/downloads/CH32FV2x_V3xRM_PDF.html" text:style-name="Internet_20_link" text:visited-style-name="Visited_20_Internet_20_Link">http://wch-ic.com/downloads/CH32FV2x_V3xRM_PDF.html</text:a></text:p>
      <text:p text:style-name="P31">Processor manual: <text:a xlink:type="simple" xlink:href="http://wch-ic.com/downloads/QingKeV4_Processor_Manual_PDF.html" text:style-name="Internet_20_link" text:visited-style-name="Visited_20_Internet_20_Link">http://wch-ic.com/downloads/QingKeV4_Processor_Manual_PDF.html</text:a></text:p>
      <text:p text:style-name="P31">SDK: <text:a xlink:type="simple" xlink:href="https://www.wch.cn/downloads/CH32V20XEVT_ZIP.html" text:style-name="Internet_20_link" text:visited-style-name="Visited_20_Internet_20_Link">https://www.wch.cn/downloads/CH32V20XEVT_ZIP.html</text:a></text:p>
      <text:h text:style-name="P59" text:outline-level="2"><text:bookmark-start text:name="__RefHeading___Toc524_3513121647"/>CH32V<text:span text:style-name="T7">2</text:span>0<text:span text:style-name="T7">8</text:span><text:bookmark-end text:name="__RefHeading___Toc524_3513121647"/></text:h>
      <text:h text:style-name="P69" text:outline-level="3"><text:bookmark-start text:name="__RefHeading___Toc526_3513121647"/>Official development board<text:bookmark-end text:name="__RefHeading___Toc526_3513121647"/></text:h>
      <text:p text:style-name="P31">Purchase link: <text:a xlink:type="simple" xlink:href="https://www.aliexpress.com/item/1005004924242063.html" text:style-name="Internet_20_link" text:visited-style-name="Visited_20_Internet_20_Link">https://www.aliexpress.com/item/1005004924242063.html</text:a></text:p>
      <text:h text:style-name="P69" text:outline-level="3"><text:bookmark-start text:name="__RefHeading___Toc361_35131216471111"/>Documentation <text:span text:style-name="T7">and</text:span> SDK<text:bookmark-end text:name="__RefHeading___Toc361_35131216471111"/></text:h>
      <text:p text:style-name="P31">Data sheet: <text:a xlink:type="simple" xlink:href="http://wch-ic.com/downloads/CH32V208DS0_PDF.html" text:style-name="Internet_20_link" text:visited-style-name="Visited_20_Internet_20_Link">http://wch-ic.com/downloads/CH32V208DS0_PDF.html</text:a></text:p>
      <text:p text:style-name="P31">Reference manual: <text:a xlink:type="simple" xlink:href="http://wch-ic.com/downloads/CH32FV2x_V3xRM_PDF.html" text:style-name="Internet_20_link" text:visited-style-name="Visited_20_Internet_20_Link">http://wch-ic.com/downloads/CH32FV2x_V3xRM_PDF.html</text:a></text:p>
      <text:p text:style-name="P31">Processor manual: <text:a xlink:type="simple" xlink:href="http://wch-ic.com/downloads/QingKeV4_Processor_Manual_PDF.html" text:style-name="Internet_20_link" text:visited-style-name="Visited_20_Internet_20_Link">http://wch-ic.com/downloads/QingKeV4_Processor_Manual_PDF.html</text:a></text:p>
      <text:p text:style-name="P31">SDK: <text:a xlink:type="simple" xlink:href="https://www.wch.cn/downloads/CH32V20XEVT_ZIP.html" text:style-name="Internet_20_link" text:visited-style-name="Visited_20_Internet_20_Link">https://www.wch.cn/downloads/CH32V20XEVT_ZIP.html</text:a></text:p>
      <text:h text:style-name="P61" text:outline-level="2"><text:bookmark-start text:name="__RefHeading___Toc524_3513121647 Copy 1"/>CH32V<text:span text:style-name="T13">303</text:span><text:bookmark-end text:name="__RefHeading___Toc524_3513121647 Copy 1"/></text:h>
      <text:h text:style-name="P70" text:outline-level="3"><text:bookmark-start text:name="__RefHeading___Toc526_3513121647 Copy 1"/>Official development board<text:bookmark-end text:name="__RefHeading___Toc526_3513121647 Copy 1"/></text:h>
      <text:p text:style-name="P40">Purchase link: <text:a xlink:type="simple" xlink:href="https://www.aliexpress.com/item/1005005444077007.html" text:style-name="Internet_20_link" text:visited-style-name="Visited_20_Internet_20_Link">https://www.aliexpress.com/item/1005005444077007.html</text:a></text:p>
      <text:h text:style-name="P70" text:outline-level="3"><text:bookmark-start text:name="__RefHeading___Toc361_351312164711121 Copy 1"/><text:soft-page-break/>Documentation <text:span text:style-name="T7">and</text:span> SDK<text:bookmark-end text:name="__RefHeading___Toc361_351312164711121 Copy 1"/></text:h>
      <text:p text:style-name="P40">Data sheet: <text:a xlink:type="simple" xlink:href="http://wch-ic.com/downloads/CH32V307DS0_PDF.html" text:style-name="Internet_20_link" text:visited-style-name="Visited_20_Internet_20_Link">http://wch-ic.com/downloads/CH32V307DS0_PDF.html</text:a></text:p>
      <text:p text:style-name="P40">Reference manual: <text:a xlink:type="simple" xlink:href="http://wch-ic.com/downloads/CH32FV2x_V3xRM_PDF.html" text:style-name="Internet_20_link" text:visited-style-name="Visited_20_Internet_20_Link">http://wch-ic.com/downloads/CH32FV2x_V3xRM_PDF.html</text:a></text:p>
      <text:p text:style-name="P40">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307EVT_ZIP.html" text:style-name="Internet_20_link" text:visited-style-name="Visited_20_Internet_20_Link">https://www.wch.cn/downloads/CH32V307EVT_ZIP.html</text:a></text:p>
      <text:h text:style-name="P61" text:outline-level="2"><text:bookmark-start text:name="__RefHeading___Toc528_3513121647"/>CH32V<text:span text:style-name="T7">305</text:span><text:bookmark-end text:name="__RefHeading___Toc528_3513121647"/></text:h>
      <text:h text:style-name="P67" text:outline-level="3"><text:bookmark-start text:name="__RefHeading___Toc530_3513121647"/>Third-party development board: nanoCH32V305<text:bookmark-end text:name="__RefHeading___Toc530_3513121647"/></text:h>
      <text:p text:style-name="P34">Purchase link: <text:a xlink:type="simple" xlink:href="https://www.aliexpress.com/item/1005005033298927.html" text:style-name="Internet_20_link" text:visited-style-name="Visited_20_Internet_20_Link">https://www.aliexpress.com/item/1005005033298927.html</text:a></text:p>
      <text:p text:style-name="P31">Documentation: <text:a xlink:type="simple" xlink:href="https://github.com/wuxx/nanoCH32V305" text:style-name="Internet_20_link" text:visited-style-name="Visited_20_Internet_20_Link">https://github.com/wuxx/nanoCH32V305</text:a></text:p>
      <text:h text:style-name="P69" text:outline-level="3"><text:bookmark-start text:name="__RefHeading___Toc361_351312164711121"/>Documentation <text:span text:style-name="T7">and</text:span> SDK<text:bookmark-end text:name="__RefHeading___Toc361_351312164711121"/></text:h>
      <text:p text:style-name="P31">Data sheet: <text:a xlink:type="simple" xlink:href="http://wch-ic.com/downloads/CH32V307DS0_PDF.html" text:style-name="Internet_20_link" text:visited-style-name="Visited_20_Internet_20_Link">http://wch-ic.com/downloads/CH32V307DS0_PDF.html</text:a></text:p>
      <text:p text:style-name="P31">Reference manual: <text:a xlink:type="simple" xlink:href="http://wch-ic.com/downloads/CH32FV2x_V3xRM_PDF.html" text:style-name="Internet_20_link" text:visited-style-name="Visited_20_Internet_20_Link">http://wch-ic.com/downloads/CH32FV2x_V3xRM_PDF.html</text:a></text:p>
      <text:p text:style-name="P31">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59" text:outline-level="2"><text:bookmark-start text:name="__RefHeading___Toc532_3513121647"/>CH32V<text:span text:style-name="T7">307</text:span><text:bookmark-end text:name="__RefHeading___Toc532_3513121647"/></text:h>
      <text:h text:style-name="P69" text:outline-level="3"><text:bookmark-start text:name="__RefHeading___Toc534_3513121647"/>Official development board<text:bookmark-end text:name="__RefHeading___Toc534_3513121647"/></text:h>
      <text:p text:style-name="P31">Purchase link: <text:a xlink:type="simple" xlink:href="https://www.lcsc.com/product-detail/C2943980.html" text:style-name="Internet_20_link" text:visited-style-name="Visited_20_Internet_20_Link">https://www.lcsc.com/product-detail/C2943980.html</text:a></text:p>
      <text:h text:style-name="P67" text:outline-level="3"><text:bookmark-start text:name="__RefHeading___Toc536_3513121647"/>Third-party development board: YD-CH32V307VC<text:bookmark-end text:name="__RefHeading___Toc536_3513121647"/></text:h>
      <text:p text:style-name="P34">Purchase link: <text:a xlink:type="simple" xlink:href="https://www.aliexpress.com/item/1005004367173443.html" text:style-name="Internet_20_link" text:visited-style-name="Visited_20_Internet_20_Link">https://www.aliexpress.com/item/1005004367173443.html</text:a></text:p>
      <text:p text:style-name="P31">Documentation: <text:a xlink:type="simple" xlink:href="http://www.vcc-gnd.com/" text:style-name="Internet_20_link" text:visited-style-name="Visited_20_Internet_20_Link">http://www.vcc-gnd.com/</text:a></text:p>
      <text:h text:style-name="P69" text:outline-level="3"><text:bookmark-start text:name="__RefHeading___Toc361_35131216471112"/>Documentation <text:span text:style-name="T7">and</text:span> SDK<text:bookmark-end text:name="__RefHeading___Toc361_35131216471112"/></text:h>
      <text:p text:style-name="P31">Data sheet: <text:a xlink:type="simple" xlink:href="http://wch-ic.com/downloads/CH32V307DS0_PDF.html" text:style-name="Internet_20_link" text:visited-style-name="Visited_20_Internet_20_Link">http://wch-ic.com/downloads/CH32V307DS0_PDF.html</text:a></text:p>
      <text:p text:style-name="P31">Reference manual: <text:a xlink:type="simple" xlink:href="http://wch-ic.com/downloads/CH32FV2x_V3xRM_PDF.html" text:style-name="Internet_20_link" text:visited-style-name="Visited_20_Internet_20_Link">http://wch-ic.com/downloads/CH32FV2x_V3xRM_PDF.html</text:a></text:p>
      <text:p text:style-name="P31">Processor manual: <text:a xlink:type="simple" xlink:href="http://wch-ic.com/downloads/QingKeV4_Processor_Manual_PDF.html" text:style-name="Internet_20_link" text:visited-style-name="Visited_20_Internet_20_Link">http://wch-ic.com/downloads/QingKeV4_Processor_Manual_PDF.html</text:a></text:p>
      <text:p text:style-name="P31">SDK: <text:a xlink:type="simple" xlink:href="https://www.wch.cn/downloads/CH32V307EVT_ZIP.html" text:style-name="Internet_20_link" text:visited-style-name="Visited_20_Internet_20_Link">https://www.wch.cn/downloads/CH32V307EVT_ZIP.html</text:a></text:p>
      <text:h text:style-name="P59" text:outline-level="2"><text:bookmark-start text:name="__RefHeading___Toc538_3513121647"/><text:soft-page-break/>CH<text:span text:style-name="T7">582</text:span><text:bookmark-end text:name="__RefHeading___Toc538_3513121647"/></text:h>
      <text:h text:style-name="P69" text:outline-level="3"><text:bookmark-start text:name="__RefHeading___Toc540_3513121647"/>Official development board<text:bookmark-end text:name="__RefHeading___Toc540_3513121647"/></text:h>
      <text:p text:style-name="P34">Purchase links:</text:p>
      <text:p text:style-name="P33"><text:a xlink:type="simple" xlink:href="https://www.lcsc.com/product-detail/C2943981.html" text:style-name="Internet_20_link" text:visited-style-name="Visited_20_Internet_20_Link">https://www.lcsc.com/product-detail/C2943981.html</text:a></text:p>
      <text:p text:style-name="P32"><text:a xlink:type="simple" xlink:href="https://www.aliexpress.com/item/1005005060737000.html" text:style-name="Internet_20_link" text:visited-style-name="Visited_20_Internet_20_Link">https://www.aliexpress.com/item/1005005060737000.html</text:a></text:p>
      <text:h text:style-name="P67" text:outline-level="3"><text:bookmark-start text:name="__RefHeading___Toc542_3513121647"/>Third-party development board: YD-CH58x<text:bookmark-end text:name="__RefHeading___Toc542_3513121647"/></text:h>
      <text:p text:style-name="P34">Purchase link: <text:a xlink:type="simple" xlink:href="https://www.aliexpress.com/item/1005005305938011.html" text:style-name="Internet_20_link" text:visited-style-name="Visited_20_Internet_20_Link">https://www.aliexpress.com/item/1005005305938011.html</text:a></text:p>
      <text:p text:style-name="P31">Documentation: <text:a xlink:type="simple" xlink:href="http://www.vcc-gnd.com/" text:style-name="Internet_20_link" text:visited-style-name="Visited_20_Internet_20_Link">http://www.vcc-gnd.com/</text:a></text:p>
      <text:h text:style-name="P69" text:outline-level="3"><text:bookmark-start text:name="__RefHeading___Toc361_35131216471113"/>Documentation <text:span text:style-name="T7">and</text:span> SDK<text:bookmark-end text:name="__RefHeading___Toc361_35131216471113"/></text:h>
      <text:p text:style-name="P35">Data sheet: <text:a xlink:type="simple" xlink:href="http://wch-ic.com/downloads/CH583DS1_PDF.html" text:style-name="Internet_20_link" text:visited-style-name="Visited_20_Internet_20_Link">http://wch-ic.com/downloads/CH583DS1_PDF.html</text:a></text:p>
      <text:p text:style-name="P31">Processor manual: <text:a xlink:type="simple" xlink:href="http://wch-ic.com/downloads/QingKeV4_Processor_Manual_PDF.html" text:style-name="Internet_20_link" text:visited-style-name="Visited_20_Internet_20_Link">http://wch-ic.com/downloads/QingKeV4_Processor_Manual_PDF.html</text:a></text:p>
      <text:p text:style-name="P31">SDK: <text:a xlink:type="simple" xlink:href="https://www.wch.cn/downloads/CH583EVT_ZIP.html" text:style-name="Internet_20_link" text:visited-style-name="Visited_20_Internet_20_Link">https://www.wch.cn/downloads/CH583EVT_ZIP.html</text:a></text:p>
      <text:h text:style-name="P62" text:outline-level="2"><text:bookmark-start text:name="__RefHeading___Toc1080_2316367055"/>Alternatives to WCH tools<text:bookmark-end text:name="__RefHeading___Toc1080_2316367055"/></text:h>
      <text:p text:style-name="P44">If you would like to use mainstream GCC instead of WCH's, or to try an open-source flashing tool, the following Reddit thread will be of interest to you:</text:p>
      <text:p text:style-name="P44"><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4-29T13:19:31.459751801</dc:date>
    <meta:editing-duration>PT13H58M27S</meta:editing-duration>
    <meta:editing-cycles>28</meta:editing-cycles>
    <meta:generator>LibreOffice/7.5.1.2$Linux_X86_64 LibreOffice_project/50$Build-2</meta:generator>
    <meta:document-statistic meta:table-count="4" meta:image-count="0" meta:object-count="0" meta:page-count="14" meta:paragraph-count="503" meta:word-count="1977" meta:character-count="18943" meta:non-whitespace-character-count="17473"/>
  </office:meta>
</office:document-meta>
</file>